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5096" calcext:value-type="float">
            <text:p>22.4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5096" calcext:value-type="float">
            <text:p>22.4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8144" calcext:value-type="float">
            <text:p>22.48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9" calcext:value-type="float">
            <text:p>22.4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9" calcext:value-type="float">
            <text:p>22.4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2048" calcext:value-type="float">
            <text:p>22.48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9" calcext:value-type="float">
            <text:p>22.4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5952" calcext:value-type="float">
            <text:p>22.47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9" calcext:value-type="float">
            <text:p>22.4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9" calcext:value-type="float">
            <text:p>22.4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5952" calcext:value-type="float">
            <text:p>22.47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5952" calcext:value-type="float">
            <text:p>22.47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5952" calcext:value-type="float">
            <text:p>22.47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9856" calcext:value-type="float">
            <text:p>22.4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9856" calcext:value-type="float">
            <text:p>22.4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9856" calcext:value-type="float">
            <text:p>22.4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9856" calcext:value-type="float">
            <text:p>22.4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2904" calcext:value-type="float">
            <text:p>22.47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9856" calcext:value-type="float">
            <text:p>22.4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376" calcext:value-type="float">
            <text:p>22.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376" calcext:value-type="float">
            <text:p>22.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6808" calcext:value-type="float">
            <text:p>22.46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6808" calcext:value-type="float">
            <text:p>22.46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6808" calcext:value-type="float">
            <text:p>22.46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6808" calcext:value-type="float">
            <text:p>22.46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0712" calcext:value-type="float">
            <text:p>22.46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0712" calcext:value-type="float">
            <text:p>22.46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7664" calcext:value-type="float">
            <text:p>22.4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0712" calcext:value-type="float">
            <text:p>22.46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0712" calcext:value-type="float">
            <text:p>22.46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7664" calcext:value-type="float">
            <text:p>22.4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7664" calcext:value-type="float">
            <text:p>22.4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7664" calcext:value-type="float">
            <text:p>22.4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7664" calcext:value-type="float">
            <text:p>22.4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4616" calcext:value-type="float">
            <text:p>22.4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1568" calcext:value-type="float">
            <text:p>22.45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1568" calcext:value-type="float">
            <text:p>22.45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1568" calcext:value-type="float">
            <text:p>22.45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852" calcext:value-type="float">
            <text:p>22.4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5472" calcext:value-type="float">
            <text:p>22.4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5472" calcext:value-type="float">
            <text:p>22.4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5472" calcext:value-type="float">
            <text:p>22.4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5472" calcext:value-type="float">
            <text:p>22.4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5472" calcext:value-type="float">
            <text:p>22.4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9376" calcext:value-type="float">
            <text:p>22.43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2424" calcext:value-type="float">
            <text:p>22.4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2424" calcext:value-type="float">
            <text:p>22.4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9376" calcext:value-type="float">
            <text:p>22.43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6328" calcext:value-type="float">
            <text:p>22.43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6328" calcext:value-type="float">
            <text:p>22.43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6328" calcext:value-type="float">
            <text:p>22.43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6328" calcext:value-type="float">
            <text:p>22.43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7184" calcext:value-type="float">
            <text:p>22.4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7184" calcext:value-type="float">
            <text:p>22.4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1088" calcext:value-type="float">
            <text:p>22.42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804" calcext:value-type="float">
            <text:p>22.4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804" calcext:value-type="float">
            <text:p>22.4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1088" calcext:value-type="float">
            <text:p>22.42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4136" calcext:value-type="float">
            <text:p>22.4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4136" calcext:value-type="float">
            <text:p>22.4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804" calcext:value-type="float">
            <text:p>22.4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1944" calcext:value-type="float">
            <text:p>22.41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1944" calcext:value-type="float">
            <text:p>22.41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804" calcext:value-type="float">
            <text:p>22.4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804" calcext:value-type="float">
            <text:p>22.4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4992" calcext:value-type="float">
            <text:p>22.4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8896" calcext:value-type="float">
            <text:p>22.40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1944" calcext:value-type="float">
            <text:p>22.41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5848" calcext:value-type="float">
            <text:p>22.40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8896" calcext:value-type="float">
            <text:p>22.40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5848" calcext:value-type="float">
            <text:p>22.40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9752" calcext:value-type="float">
            <text:p>22.39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9752" calcext:value-type="float">
            <text:p>22.39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8896" calcext:value-type="float">
            <text:p>22.40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6704" calcext:value-type="float">
            <text:p>22.39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6704" calcext:value-type="float">
            <text:p>22.39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3656" calcext:value-type="float">
            <text:p>22.39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9752" calcext:value-type="float">
            <text:p>22.39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6704" calcext:value-type="float">
            <text:p>22.39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3656" calcext:value-type="float">
            <text:p>22.39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0608" calcext:value-type="float">
            <text:p>22.39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6704" calcext:value-type="float">
            <text:p>22.39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9752" calcext:value-type="float">
            <text:p>22.39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0608" calcext:value-type="float">
            <text:p>22.39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1464" calcext:value-type="float">
            <text:p>22.38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4512" calcext:value-type="float">
            <text:p>22.38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0608" calcext:value-type="float">
            <text:p>22.39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0608" calcext:value-type="float">
            <text:p>22.39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4512" calcext:value-type="float">
            <text:p>22.38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4512" calcext:value-type="float">
            <text:p>22.38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756" calcext:value-type="float">
            <text:p>22.38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0608" calcext:value-type="float">
            <text:p>22.39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756" calcext:value-type="float">
            <text:p>22.38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1464" calcext:value-type="float">
            <text:p>22.38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1464" calcext:value-type="float">
            <text:p>22.38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756" calcext:value-type="float">
            <text:p>22.38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4512" calcext:value-type="float">
            <text:p>22.38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1464" calcext:value-type="float">
            <text:p>22.38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1464" calcext:value-type="float">
            <text:p>22.38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1464" calcext:value-type="float">
            <text:p>22.38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1464" calcext:value-type="float">
            <text:p>22.38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8416" calcext:value-type="float">
            <text:p>22.37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8416" calcext:value-type="float">
            <text:p>22.37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5368" calcext:value-type="float">
            <text:p>22.37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1464" calcext:value-type="float">
            <text:p>22.38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9272" calcext:value-type="float">
            <text:p>22.36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232" calcext:value-type="float">
            <text:p>22.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5368" calcext:value-type="float">
            <text:p>22.37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232" calcext:value-type="float">
            <text:p>22.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232" calcext:value-type="float">
            <text:p>22.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5368" calcext:value-type="float">
            <text:p>22.37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5368" calcext:value-type="float">
            <text:p>22.37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6224" calcext:value-type="float">
            <text:p>22.36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9272" calcext:value-type="float">
            <text:p>22.36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232" calcext:value-type="float">
            <text:p>22.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6224" calcext:value-type="float">
            <text:p>22.36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9272" calcext:value-type="float">
            <text:p>22.36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9272" calcext:value-type="float">
            <text:p>22.36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232" calcext:value-type="float">
            <text:p>22.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9272" calcext:value-type="float">
            <text:p>22.36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9272" calcext:value-type="float">
            <text:p>22.36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9272" calcext:value-type="float">
            <text:p>22.36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9272" calcext:value-type="float">
            <text:p>22.36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9272" calcext:value-type="float">
            <text:p>22.36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232" calcext:value-type="float">
            <text:p>22.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5368" calcext:value-type="float">
            <text:p>22.37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232" calcext:value-type="float">
            <text:p>22.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232" calcext:value-type="float">
            <text:p>22.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232" calcext:value-type="float">
            <text:p>22.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8416" calcext:value-type="float">
            <text:p>22.37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8416" calcext:value-type="float">
            <text:p>22.37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232" calcext:value-type="float">
            <text:p>22.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5368" calcext:value-type="float">
            <text:p>22.37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0128" calcext:value-type="float">
            <text:p>22.36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1464" calcext:value-type="float">
            <text:p>22.38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1464" calcext:value-type="float">
            <text:p>22.38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0128" calcext:value-type="float">
            <text:p>22.36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1464" calcext:value-type="float">
            <text:p>22.38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756" calcext:value-type="float">
            <text:p>22.38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232" calcext:value-type="float">
            <text:p>22.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1464" calcext:value-type="float">
            <text:p>22.38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756" calcext:value-type="float">
            <text:p>22.38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756" calcext:value-type="float">
            <text:p>22.38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4512" calcext:value-type="float">
            <text:p>22.38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3656" calcext:value-type="float">
            <text:p>22.39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4512" calcext:value-type="float">
            <text:p>22.38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0608" calcext:value-type="float">
            <text:p>22.39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0608" calcext:value-type="float">
            <text:p>22.39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4512" calcext:value-type="float">
            <text:p>22.38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756" calcext:value-type="float">
            <text:p>22.38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756" calcext:value-type="float">
            <text:p>22.38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756" calcext:value-type="float">
            <text:p>22.38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0608" calcext:value-type="float">
            <text:p>22.39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5368" calcext:value-type="float">
            <text:p>22.37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0608" calcext:value-type="float">
            <text:p>22.39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9752" calcext:value-type="float">
            <text:p>22.39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232" calcext:value-type="float">
            <text:p>22.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9752" calcext:value-type="float">
            <text:p>22.39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1944" calcext:value-type="float">
            <text:p>22.41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3656" calcext:value-type="float">
            <text:p>22.39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3656" calcext:value-type="float">
            <text:p>22.39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9752" calcext:value-type="float">
            <text:p>22.39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5848" calcext:value-type="float">
            <text:p>22.40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1944" calcext:value-type="float">
            <text:p>22.41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5848" calcext:value-type="float">
            <text:p>22.40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9752" calcext:value-type="float">
            <text:p>22.39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8896" calcext:value-type="float">
            <text:p>22.40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4992" calcext:value-type="float">
            <text:p>22.4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804" calcext:value-type="float">
            <text:p>22.4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804" calcext:value-type="float">
            <text:p>22.4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1088" calcext:value-type="float">
            <text:p>22.42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2696" calcext:value-type="float">
            <text:p>22.33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1568" calcext:value-type="float">
            <text:p>22.45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7664" calcext:value-type="float">
            <text:p>22.4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7664" calcext:value-type="float">
            <text:p>22.4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1568" calcext:value-type="float">
            <text:p>22.45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5472" calcext:value-type="float">
            <text:p>22.4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852" calcext:value-type="float">
            <text:p>22.4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852" calcext:value-type="float">
            <text:p>22.4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1568" calcext:value-type="float">
            <text:p>22.45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1568" calcext:value-type="float">
            <text:p>22.45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1568" calcext:value-type="float">
            <text:p>22.45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852" calcext:value-type="float">
            <text:p>22.4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5472" calcext:value-type="float">
            <text:p>22.4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852" calcext:value-type="float">
            <text:p>22.4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5472" calcext:value-type="float">
            <text:p>22.4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5472" calcext:value-type="float">
            <text:p>22.4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9376" calcext:value-type="float">
            <text:p>22.43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9376" calcext:value-type="float">
            <text:p>22.43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9376" calcext:value-type="float">
            <text:p>22.43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6328" calcext:value-type="float">
            <text:p>22.43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2424" calcext:value-type="float">
            <text:p>22.4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9376" calcext:value-type="float">
            <text:p>22.43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6328" calcext:value-type="float">
            <text:p>22.43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9376" calcext:value-type="float">
            <text:p>22.43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9376" calcext:value-type="float">
            <text:p>22.43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6328" calcext:value-type="float">
            <text:p>22.43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6328" calcext:value-type="float">
            <text:p>22.43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0232" calcext:value-type="float">
            <text:p>22.43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4136" calcext:value-type="float">
            <text:p>22.4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7184" calcext:value-type="float">
            <text:p>22.4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4136" calcext:value-type="float">
            <text:p>22.4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1944" calcext:value-type="float">
            <text:p>22.41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9752" calcext:value-type="float">
            <text:p>22.39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4136" calcext:value-type="float">
            <text:p>22.4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1088" calcext:value-type="float">
            <text:p>22.42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4992" calcext:value-type="float">
            <text:p>22.4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8896" calcext:value-type="float">
            <text:p>22.40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5848" calcext:value-type="float">
            <text:p>22.40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8896" calcext:value-type="float">
            <text:p>22.40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1088" calcext:value-type="float">
            <text:p>22.42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804" calcext:value-type="float">
            <text:p>22.4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8896" calcext:value-type="float">
            <text:p>22.40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5848" calcext:value-type="float">
            <text:p>22.40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6704" calcext:value-type="float">
            <text:p>22.39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5848" calcext:value-type="float">
            <text:p>22.40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4512" calcext:value-type="float">
            <text:p>22.38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9752" calcext:value-type="float">
            <text:p>22.39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4136" calcext:value-type="float">
            <text:p>22.4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5848" calcext:value-type="float">
            <text:p>22.40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756" calcext:value-type="float">
            <text:p>22.38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3656" calcext:value-type="float">
            <text:p>22.39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6704" calcext:value-type="float">
            <text:p>22.39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3656" calcext:value-type="float">
            <text:p>22.39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0608" calcext:value-type="float">
            <text:p>22.39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5848" calcext:value-type="float">
            <text:p>22.40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6704" calcext:value-type="float">
            <text:p>22.39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4512" calcext:value-type="float">
            <text:p>22.38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5368" calcext:value-type="float">
            <text:p>22.37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4888" calcext:value-type="float">
            <text:p>22.34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5368" calcext:value-type="float">
            <text:p>22.37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5368" calcext:value-type="float">
            <text:p>22.37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3656" calcext:value-type="float">
            <text:p>22.39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8416" calcext:value-type="float">
            <text:p>22.37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6704" calcext:value-type="float">
            <text:p>22.39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1464" calcext:value-type="float">
            <text:p>22.38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1464" calcext:value-type="float">
            <text:p>22.38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8416" calcext:value-type="float">
            <text:p>22.37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5368" calcext:value-type="float">
            <text:p>22.37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5368" calcext:value-type="float">
            <text:p>22.37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8416" calcext:value-type="float">
            <text:p>22.37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5368" calcext:value-type="float">
            <text:p>22.37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9752" calcext:value-type="float">
            <text:p>22.39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232" calcext:value-type="float">
            <text:p>22.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708" calcext:value-type="float">
            <text:p>22.3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0608" calcext:value-type="float">
            <text:p>22.39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7936" calcext:value-type="float">
            <text:p>22.34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0984" calcext:value-type="float">
            <text:p>22.35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3656" calcext:value-type="float">
            <text:p>22.39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7936" calcext:value-type="float">
            <text:p>22.34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0128" calcext:value-type="float">
            <text:p>22.36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708" calcext:value-type="float">
            <text:p>22.3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1464" calcext:value-type="float">
            <text:p>22.38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9272" calcext:value-type="float">
            <text:p>22.36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6224" calcext:value-type="float">
            <text:p>22.36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9272" calcext:value-type="float">
            <text:p>22.36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4032" calcext:value-type="float">
            <text:p>22.35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232" calcext:value-type="float">
            <text:p>22.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6224" calcext:value-type="float">
            <text:p>22.36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3176" calcext:value-type="float">
            <text:p>22.36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0128" calcext:value-type="float">
            <text:p>22.36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5368" calcext:value-type="float">
            <text:p>22.37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0984" calcext:value-type="float">
            <text:p>22.35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4032" calcext:value-type="float">
            <text:p>22.35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0984" calcext:value-type="float">
            <text:p>22.35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708" calcext:value-type="float">
            <text:p>22.3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7936" calcext:value-type="float">
            <text:p>22.34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708" calcext:value-type="float">
            <text:p>22.3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2696" calcext:value-type="float">
            <text:p>22.33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0984" calcext:value-type="float">
            <text:p>22.35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4888" calcext:value-type="float">
            <text:p>22.34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4032" calcext:value-type="float">
            <text:p>22.35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0984" calcext:value-type="float">
            <text:p>22.35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4408" calcext:value-type="float">
            <text:p>22.31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8792" calcext:value-type="float">
            <text:p>22.33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0984" calcext:value-type="float">
            <text:p>22.35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4888" calcext:value-type="float">
            <text:p>22.34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708" calcext:value-type="float">
            <text:p>22.3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66" calcext:value-type="float">
            <text:p>22.32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4888" calcext:value-type="float">
            <text:p>22.34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4408" calcext:value-type="float">
            <text:p>22.31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9648" calcext:value-type="float">
            <text:p>22.32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8792" calcext:value-type="float">
            <text:p>22.33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3552" calcext:value-type="float">
            <text:p>22.32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7456" calcext:value-type="float">
            <text:p>22.31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2696" calcext:value-type="float">
            <text:p>22.33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0504" calcext:value-type="float">
            <text:p>22.32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8792" calcext:value-type="float">
            <text:p>22.33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7936" calcext:value-type="float">
            <text:p>22.34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0504" calcext:value-type="float">
            <text:p>22.32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9648" calcext:value-type="float">
            <text:p>22.32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66" calcext:value-type="float">
            <text:p>22.32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9648" calcext:value-type="float">
            <text:p>22.32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4408" calcext:value-type="float">
            <text:p>22.31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7456" calcext:value-type="float">
            <text:p>22.31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0504" calcext:value-type="float">
            <text:p>22.32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7456" calcext:value-type="float">
            <text:p>22.31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36" calcext:value-type="float">
            <text:p>22.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7456" calcext:value-type="float">
            <text:p>22.31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9648" calcext:value-type="float">
            <text:p>22.32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36" calcext:value-type="float">
            <text:p>22.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2696" calcext:value-type="float">
            <text:p>22.33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66" calcext:value-type="float">
            <text:p>22.32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66" calcext:value-type="float">
            <text:p>22.32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7456" calcext:value-type="float">
            <text:p>22.31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3552" calcext:value-type="float">
            <text:p>22.32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36" calcext:value-type="float">
            <text:p>22.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4408" calcext:value-type="float">
            <text:p>22.31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36" calcext:value-type="float">
            <text:p>22.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612" calcext:value-type="float">
            <text:p>22.29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5264" calcext:value-type="float">
            <text:p>22.30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36" calcext:value-type="float">
            <text:p>22.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3552" calcext:value-type="float">
            <text:p>22.32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9168" calcext:value-type="float">
            <text:p>22.29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36" calcext:value-type="float">
            <text:p>22.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36" calcext:value-type="float">
            <text:p>22.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5264" calcext:value-type="float">
            <text:p>22.30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8312" calcext:value-type="float">
            <text:p>22.30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4408" calcext:value-type="float">
            <text:p>22.31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3928" calcext:value-type="float">
            <text:p>22.28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3072" calcext:value-type="float">
            <text:p>22.29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9168" calcext:value-type="float">
            <text:p>22.29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3072" calcext:value-type="float">
            <text:p>22.29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9168" calcext:value-type="float">
            <text:p>22.29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2216" calcext:value-type="float">
            <text:p>22.30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8312" calcext:value-type="float">
            <text:p>22.30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7832" calcext:value-type="float">
            <text:p>22.27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0024" calcext:value-type="float">
            <text:p>22.29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612" calcext:value-type="float">
            <text:p>22.29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8312" calcext:value-type="float">
            <text:p>22.30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36" calcext:value-type="float">
            <text:p>22.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9168" calcext:value-type="float">
            <text:p>22.29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612" calcext:value-type="float">
            <text:p>22.29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2216" calcext:value-type="float">
            <text:p>22.30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0024" calcext:value-type="float">
            <text:p>22.29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0024" calcext:value-type="float">
            <text:p>22.29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612" calcext:value-type="float">
            <text:p>22.29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2216" calcext:value-type="float">
            <text:p>22.30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6976" calcext:value-type="float">
            <text:p>22.28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1736" calcext:value-type="float">
            <text:p>22.27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1736" calcext:value-type="float">
            <text:p>22.27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3928" calcext:value-type="float">
            <text:p>22.28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3072" calcext:value-type="float">
            <text:p>22.29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3928" calcext:value-type="float">
            <text:p>22.28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1736" calcext:value-type="float">
            <text:p>22.27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8688" calcext:value-type="float">
            <text:p>22.26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8688" calcext:value-type="float">
            <text:p>22.26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7832" calcext:value-type="float">
            <text:p>22.27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1736" calcext:value-type="float">
            <text:p>22.27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4784" calcext:value-type="float">
            <text:p>22.27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4784" calcext:value-type="float">
            <text:p>22.27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564" calcext:value-type="float">
            <text:p>22.26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8688" calcext:value-type="float">
            <text:p>22.26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4784" calcext:value-type="float">
            <text:p>22.27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1736" calcext:value-type="float">
            <text:p>22.27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6496" calcext:value-type="float">
            <text:p>22.25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1736" calcext:value-type="float">
            <text:p>22.27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564" calcext:value-type="float">
            <text:p>22.26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8688" calcext:value-type="float">
            <text:p>22.26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8688" calcext:value-type="float">
            <text:p>22.26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2592" calcext:value-type="float">
            <text:p>22.26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564" calcext:value-type="float">
            <text:p>22.26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8688" calcext:value-type="float">
            <text:p>22.26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564" calcext:value-type="float">
            <text:p>22.26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2592" calcext:value-type="float">
            <text:p>22.26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6496" calcext:value-type="float">
            <text:p>22.25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2592" calcext:value-type="float">
            <text:p>22.26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6496" calcext:value-type="float">
            <text:p>22.25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2592" calcext:value-type="float">
            <text:p>22.26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9544" calcext:value-type="float">
            <text:p>22.25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7352" calcext:value-type="float">
            <text:p>22.24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9544" calcext:value-type="float">
            <text:p>22.25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3448" calcext:value-type="float">
            <text:p>22.25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3448" calcext:value-type="float">
            <text:p>22.25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9-27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2592" calcext:value-type="float">
            <text:p>22.26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9544" calcext:value-type="float">
            <text:p>22.25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7352" calcext:value-type="float">
            <text:p>22.24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7352" calcext:value-type="float">
            <text:p>22.24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7352" calcext:value-type="float">
            <text:p>22.24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9-18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8688" calcext:value-type="float">
            <text:p>22.26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9544" calcext:value-type="float">
            <text:p>22.25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564" calcext:value-type="float">
            <text:p>22.26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9544" calcext:value-type="float">
            <text:p>22.25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8688" calcext:value-type="float">
            <text:p>22.26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2592" calcext:value-type="float">
            <text:p>22.26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2592" calcext:value-type="float">
            <text:p>22.26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6496" calcext:value-type="float">
            <text:p>22.25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3448" calcext:value-type="float">
            <text:p>22.25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6496" calcext:value-type="float">
            <text:p>22.25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2592" calcext:value-type="float">
            <text:p>22.26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2592" calcext:value-type="float">
            <text:p>22.26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2592" calcext:value-type="float">
            <text:p>22.26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2592" calcext:value-type="float">
            <text:p>22.26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564" calcext:value-type="float">
            <text:p>22.26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2592" calcext:value-type="float">
            <text:p>22.26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2592" calcext:value-type="float">
            <text:p>22.26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6496" calcext:value-type="float">
            <text:p>22.25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6496" calcext:value-type="float">
            <text:p>22.25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3448" calcext:value-type="float">
            <text:p>22.25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3448" calcext:value-type="float">
            <text:p>22.25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6496" calcext:value-type="float">
            <text:p>22.25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4784" calcext:value-type="float">
            <text:p>22.27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564" calcext:value-type="float">
            <text:p>22.26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9544" calcext:value-type="float">
            <text:p>22.25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2592" calcext:value-type="float">
            <text:p>22.26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9544" calcext:value-type="float">
            <text:p>22.25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6496" calcext:value-type="float">
            <text:p>22.25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6496" calcext:value-type="float">
            <text:p>22.25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9544" calcext:value-type="float">
            <text:p>22.25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2592" calcext:value-type="float">
            <text:p>22.26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9544" calcext:value-type="float">
            <text:p>22.25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9544" calcext:value-type="float">
            <text:p>22.25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9544" calcext:value-type="float">
            <text:p>22.25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6496" calcext:value-type="float">
            <text:p>22.25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9544" calcext:value-type="float">
            <text:p>22.25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9544" calcext:value-type="float">
            <text:p>22.25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6496" calcext:value-type="float">
            <text:p>22.25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2592" calcext:value-type="float">
            <text:p>22.26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564" calcext:value-type="float">
            <text:p>22.26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8688" calcext:value-type="float">
            <text:p>22.26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6496" calcext:value-type="float">
            <text:p>22.25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2592" calcext:value-type="float">
            <text:p>22.26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564" calcext:value-type="float">
            <text:p>22.26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6496" calcext:value-type="float">
            <text:p>22.25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564" calcext:value-type="float">
            <text:p>22.26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564" calcext:value-type="float">
            <text:p>22.26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2592" calcext:value-type="float">
            <text:p>22.26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2592" calcext:value-type="float">
            <text:p>22.26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8688" calcext:value-type="float">
            <text:p>22.26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2592" calcext:value-type="float">
            <text:p>22.26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2592" calcext:value-type="float">
            <text:p>22.26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2592" calcext:value-type="float">
            <text:p>22.26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8688" calcext:value-type="float">
            <text:p>22.26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4784" calcext:value-type="float">
            <text:p>22.27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1736" calcext:value-type="float">
            <text:p>22.27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1736" calcext:value-type="float">
            <text:p>22.27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8688" calcext:value-type="float">
            <text:p>22.26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564" calcext:value-type="float">
            <text:p>22.26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8688" calcext:value-type="float">
            <text:p>22.26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1736" calcext:value-type="float">
            <text:p>22.27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1736" calcext:value-type="float">
            <text:p>22.27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564" calcext:value-type="float">
            <text:p>22.26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4784" calcext:value-type="float">
            <text:p>22.27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0024" calcext:value-type="float">
            <text:p>22.29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3928" calcext:value-type="float">
            <text:p>22.28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3928" calcext:value-type="float">
            <text:p>22.28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0024" calcext:value-type="float">
            <text:p>22.29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0024" calcext:value-type="float">
            <text:p>22.29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0024" calcext:value-type="float">
            <text:p>22.29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0024" calcext:value-type="float">
            <text:p>22.29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612" calcext:value-type="float">
            <text:p>22.29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36" calcext:value-type="float">
            <text:p>22.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2216" calcext:value-type="float">
            <text:p>22.30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9168" calcext:value-type="float">
            <text:p>22.29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2216" calcext:value-type="float">
            <text:p>22.30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8312" calcext:value-type="float">
            <text:p>22.30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8312" calcext:value-type="float">
            <text:p>22.30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36" calcext:value-type="float">
            <text:p>22.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4408" calcext:value-type="float">
            <text:p>22.31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0504" calcext:value-type="float">
            <text:p>22.32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66" calcext:value-type="float">
            <text:p>22.32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8792" calcext:value-type="float">
            <text:p>22.33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2696" calcext:value-type="float">
            <text:p>22.33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9648" calcext:value-type="float">
            <text:p>22.32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9648" calcext:value-type="float">
            <text:p>22.32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66" calcext:value-type="float">
            <text:p>22.32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3552" calcext:value-type="float">
            <text:p>22.32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8792" calcext:value-type="float">
            <text:p>22.33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7936" calcext:value-type="float">
            <text:p>22.34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0608" calcext:value-type="float">
            <text:p>22.39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756" calcext:value-type="float">
            <text:p>22.38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0608" calcext:value-type="float">
            <text:p>22.39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3656" calcext:value-type="float">
            <text:p>22.39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9752" calcext:value-type="float">
            <text:p>22.39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5848" calcext:value-type="float">
            <text:p>22.40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4992" calcext:value-type="float">
            <text:p>22.4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5848" calcext:value-type="float">
            <text:p>22.40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9752" calcext:value-type="float">
            <text:p>22.39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5848" calcext:value-type="float">
            <text:p>22.40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4992" calcext:value-type="float">
            <text:p>22.4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1944" calcext:value-type="float">
            <text:p>22.41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7184" calcext:value-type="float">
            <text:p>22.4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9376" calcext:value-type="float">
            <text:p>22.43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8896" calcext:value-type="float">
            <text:p>22.40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4616" calcext:value-type="float">
            <text:p>22.4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4616" calcext:value-type="float">
            <text:p>22.4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4616" calcext:value-type="float">
            <text:p>22.4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376" calcext:value-type="float">
            <text:p>22.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6808" calcext:value-type="float">
            <text:p>22.46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9856" calcext:value-type="float">
            <text:p>22.4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2048" calcext:value-type="float">
            <text:p>22.48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5096" calcext:value-type="float">
            <text:p>22.4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1192" calcext:value-type="float">
            <text:p>22.49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7288" calcext:value-type="float">
            <text:p>22.49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7768" calcext:value-type="float">
            <text:p>22.52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3864" calcext:value-type="float">
            <text:p>22.53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6912" calcext:value-type="float">
            <text:p>22.53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996" calcext:value-type="float">
            <text:p>22.5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9104" calcext:value-type="float">
            <text:p>22.54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8248" calcext:value-type="float">
            <text:p>22.55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1296" calcext:value-type="float">
            <text:p>22.56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7392" calcext:value-type="float">
            <text:p>22.56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6536" calcext:value-type="float">
            <text:p>22.5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8728" calcext:value-type="float">
            <text:p>22.5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8728" calcext:value-type="float">
            <text:p>22.5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8728" calcext:value-type="float">
            <text:p>22.5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1776" calcext:value-type="float">
            <text:p>22.5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4824" calcext:value-type="float">
            <text:p>22.5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4824" calcext:value-type="float">
            <text:p>22.5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4824" calcext:value-type="float">
            <text:p>22.5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4824" calcext:value-type="float">
            <text:p>22.5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4824" calcext:value-type="float">
            <text:p>22.5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3968" calcext:value-type="float">
            <text:p>22.60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0064" calcext:value-type="float">
            <text:p>22.6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0064" calcext:value-type="float">
            <text:p>22.6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0064" calcext:value-type="float">
            <text:p>22.6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3112" calcext:value-type="float">
            <text:p>22.6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3112" calcext:value-type="float">
            <text:p>22.6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3112" calcext:value-type="float">
            <text:p>22.6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2256" calcext:value-type="float">
            <text:p>22.6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8352" calcext:value-type="float">
            <text:p>22.6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8352" calcext:value-type="float">
            <text:p>22.6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5304" calcext:value-type="float">
            <text:p>22.6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7496" calcext:value-type="float">
            <text:p>22.63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4448" calcext:value-type="float">
            <text:p>22.6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4448" calcext:value-type="float">
            <text:p>22.6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7496" calcext:value-type="float">
            <text:p>22.63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7496" calcext:value-type="float">
            <text:p>22.63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7496" calcext:value-type="float">
            <text:p>22.63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4448" calcext:value-type="float">
            <text:p>22.6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8352" calcext:value-type="float">
            <text:p>22.6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4448" calcext:value-type="float">
            <text:p>22.6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4448" calcext:value-type="float">
            <text:p>22.6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2256" calcext:value-type="float">
            <text:p>22.6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2256" calcext:value-type="float">
            <text:p>22.6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5304" calcext:value-type="float">
            <text:p>22.6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5304" calcext:value-type="float">
            <text:p>22.6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5304" calcext:value-type="float">
            <text:p>22.6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8352" calcext:value-type="float">
            <text:p>22.6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5304" calcext:value-type="float">
            <text:p>22.6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2256" calcext:value-type="float">
            <text:p>22.6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9208" calcext:value-type="float">
            <text:p>22.61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2256" calcext:value-type="float">
            <text:p>22.6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8352" calcext:value-type="float">
            <text:p>22.6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8352" calcext:value-type="float">
            <text:p>22.6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2256" calcext:value-type="float">
            <text:p>22.6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2256" calcext:value-type="float">
            <text:p>22.6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2256" calcext:value-type="float">
            <text:p>22.6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2256" calcext:value-type="float">
            <text:p>22.6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2256" calcext:value-type="float">
            <text:p>22.6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2256" calcext:value-type="float">
            <text:p>22.6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2256" calcext:value-type="float">
            <text:p>22.6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2256" calcext:value-type="float">
            <text:p>22.6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8352" calcext:value-type="float">
            <text:p>22.6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2256" calcext:value-type="float">
            <text:p>22.6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2256" calcext:value-type="float">
            <text:p>22.6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2256" calcext:value-type="float">
            <text:p>22.6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5304" calcext:value-type="float">
            <text:p>22.6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8352" calcext:value-type="float">
            <text:p>22.6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8352" calcext:value-type="float">
            <text:p>22.6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5304" calcext:value-type="float">
            <text:p>22.6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8352" calcext:value-type="float">
            <text:p>22.6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4448" calcext:value-type="float">
            <text:p>22.6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0544" calcext:value-type="float">
            <text:p>22.6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4448" calcext:value-type="float">
            <text:p>22.6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7496" calcext:value-type="float">
            <text:p>22.63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0544" calcext:value-type="float">
            <text:p>22.6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3592" calcext:value-type="float">
            <text:p>22.64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3592" calcext:value-type="float">
            <text:p>22.64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3592" calcext:value-type="float">
            <text:p>22.64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9688" calcext:value-type="float">
            <text:p>22.64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9688" calcext:value-type="float">
            <text:p>22.64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5784" calcext:value-type="float">
            <text:p>22.6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188" calcext:value-type="float">
            <text:p>22.6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5784" calcext:value-type="float">
            <text:p>22.6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5784" calcext:value-type="float">
            <text:p>22.6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188" calcext:value-type="float">
            <text:p>22.6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7976" calcext:value-type="float">
            <text:p>22.6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4072" calcext:value-type="float">
            <text:p>22.6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3216" calcext:value-type="float">
            <text:p>22.6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9312" calcext:value-type="float">
            <text:p>22.6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8456" calcext:value-type="float">
            <text:p>22.6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8456" calcext:value-type="float">
            <text:p>22.6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4552" calcext:value-type="float">
            <text:p>22.70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5888" calcext:value-type="float">
            <text:p>22.72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8936" calcext:value-type="float">
            <text:p>22.7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5888" calcext:value-type="float">
            <text:p>22.72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4-01-18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5032" calcext:value-type="float">
            <text:p>22.73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284" calcext:value-type="float">
            <text:p>22.7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284" calcext:value-type="float">
            <text:p>22.7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5888" calcext:value-type="float">
            <text:p>22.72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5888" calcext:value-type="float">
            <text:p>22.72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284" calcext:value-type="float">
            <text:p>22.7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284" calcext:value-type="float">
            <text:p>22.7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284" calcext:value-type="float">
            <text:p>22.7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9792" calcext:value-type="float">
            <text:p>22.7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5888" calcext:value-type="float">
            <text:p>22.72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8936" calcext:value-type="float">
            <text:p>22.7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8936" calcext:value-type="float">
            <text:p>22.7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8936" calcext:value-type="float">
            <text:p>22.7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8936" calcext:value-type="float">
            <text:p>22.7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5888" calcext:value-type="float">
            <text:p>22.72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5888" calcext:value-type="float">
            <text:p>22.72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8936" calcext:value-type="float">
            <text:p>22.7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5888" calcext:value-type="float">
            <text:p>22.72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5888" calcext:value-type="float">
            <text:p>22.72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8936" calcext:value-type="float">
            <text:p>22.7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8936" calcext:value-type="float">
            <text:p>22.7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5888" calcext:value-type="float">
            <text:p>22.72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8936" calcext:value-type="float">
            <text:p>22.7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9792" calcext:value-type="float">
            <text:p>22.7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9792" calcext:value-type="float">
            <text:p>22.7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9792" calcext:value-type="float">
            <text:p>22.7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8936" calcext:value-type="float">
            <text:p>22.7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5888" calcext:value-type="float">
            <text:p>22.72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284" calcext:value-type="float">
            <text:p>22.7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284" calcext:value-type="float">
            <text:p>22.7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284" calcext:value-type="float">
            <text:p>22.7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9792" calcext:value-type="float">
            <text:p>22.7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3696" calcext:value-type="float">
            <text:p>22.7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9792" calcext:value-type="float">
            <text:p>22.7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5888" calcext:value-type="float">
            <text:p>22.72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5888" calcext:value-type="float">
            <text:p>22.72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284" calcext:value-type="float">
            <text:p>22.7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284" calcext:value-type="float">
            <text:p>22.7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284" calcext:value-type="float">
            <text:p>22.7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284" calcext:value-type="float">
            <text:p>22.7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284" calcext:value-type="float">
            <text:p>22.7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284" calcext:value-type="float">
            <text:p>22.7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6744" calcext:value-type="float">
            <text:p>22.7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6744" calcext:value-type="float">
            <text:p>22.7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9792" calcext:value-type="float">
            <text:p>22.7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6744" calcext:value-type="float">
            <text:p>22.7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6744" calcext:value-type="float">
            <text:p>22.7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9792" calcext:value-type="float">
            <text:p>22.7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9792" calcext:value-type="float">
            <text:p>22.7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284" calcext:value-type="float">
            <text:p>22.7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284" calcext:value-type="float">
            <text:p>22.7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284" calcext:value-type="float">
            <text:p>22.7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284" calcext:value-type="float">
            <text:p>22.7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6744" calcext:value-type="float">
            <text:p>22.7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6744" calcext:value-type="float">
            <text:p>22.7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6744" calcext:value-type="float">
            <text:p>22.7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6744" calcext:value-type="float">
            <text:p>22.7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6744" calcext:value-type="float">
            <text:p>22.7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6744" calcext:value-type="float">
            <text:p>22.7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6744" calcext:value-type="float">
            <text:p>22.7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6744" calcext:value-type="float">
            <text:p>22.7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9792" calcext:value-type="float">
            <text:p>22.7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9792" calcext:value-type="float">
            <text:p>22.7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9792" calcext:value-type="float">
            <text:p>22.7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6744" calcext:value-type="float">
            <text:p>22.7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6744" calcext:value-type="float">
            <text:p>22.7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6744" calcext:value-type="float">
            <text:p>22.7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6744" calcext:value-type="float">
            <text:p>22.7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6744" calcext:value-type="float">
            <text:p>22.7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3696" calcext:value-type="float">
            <text:p>22.7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3696" calcext:value-type="float">
            <text:p>22.7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3696" calcext:value-type="float">
            <text:p>22.7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3696" calcext:value-type="float">
            <text:p>22.7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0648" calcext:value-type="float">
            <text:p>22.71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0648" calcext:value-type="float">
            <text:p>22.71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0648" calcext:value-type="float">
            <text:p>22.71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0648" calcext:value-type="float">
            <text:p>22.71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3696" calcext:value-type="float">
            <text:p>22.7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6744" calcext:value-type="float">
            <text:p>22.7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6744" calcext:value-type="float">
            <text:p>22.7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0648" calcext:value-type="float">
            <text:p>22.71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0648" calcext:value-type="float">
            <text:p>22.71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3696" calcext:value-type="float">
            <text:p>22.7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3696" calcext:value-type="float">
            <text:p>22.7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0648" calcext:value-type="float">
            <text:p>22.71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0648" calcext:value-type="float">
            <text:p>22.71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0648" calcext:value-type="float">
            <text:p>22.71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0648" calcext:value-type="float">
            <text:p>22.71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0648" calcext:value-type="float">
            <text:p>22.71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0648" calcext:value-type="float">
            <text:p>22.71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4552" calcext:value-type="float">
            <text:p>22.70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4552" calcext:value-type="float">
            <text:p>22.70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4552" calcext:value-type="float">
            <text:p>22.70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4552" calcext:value-type="float">
            <text:p>22.70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4552" calcext:value-type="float">
            <text:p>22.70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4552" calcext:value-type="float">
            <text:p>22.70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4552" calcext:value-type="float">
            <text:p>22.70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4552" calcext:value-type="float">
            <text:p>22.70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4552" calcext:value-type="float">
            <text:p>22.70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4552" calcext:value-type="float">
            <text:p>22.70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4552" calcext:value-type="float">
            <text:p>22.70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4552" calcext:value-type="float">
            <text:p>22.70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8456" calcext:value-type="float">
            <text:p>22.6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4552" calcext:value-type="float">
            <text:p>22.70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4552" calcext:value-type="float">
            <text:p>22.70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8456" calcext:value-type="float">
            <text:p>22.6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8456" calcext:value-type="float">
            <text:p>22.6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8456" calcext:value-type="float">
            <text:p>22.6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8456" calcext:value-type="float">
            <text:p>22.6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8456" calcext:value-type="float">
            <text:p>22.6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8456" calcext:value-type="float">
            <text:p>22.6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8456" calcext:value-type="float">
            <text:p>22.6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8456" calcext:value-type="float">
            <text:p>22.6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8456" calcext:value-type="float">
            <text:p>22.6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5408" calcext:value-type="float">
            <text:p>22.6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5408" calcext:value-type="float">
            <text:p>22.6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8456" calcext:value-type="float">
            <text:p>22.6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8456" calcext:value-type="float">
            <text:p>22.6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8456" calcext:value-type="float">
            <text:p>22.6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5408" calcext:value-type="float">
            <text:p>22.6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5408" calcext:value-type="float">
            <text:p>22.6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5408" calcext:value-type="float">
            <text:p>22.6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236" calcext:value-type="float">
            <text:p>22.6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5408" calcext:value-type="float">
            <text:p>22.6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5408" calcext:value-type="float">
            <text:p>22.6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5408" calcext:value-type="float">
            <text:p>22.6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5408" calcext:value-type="float">
            <text:p>22.6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5408" calcext:value-type="float">
            <text:p>22.6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5408" calcext:value-type="float">
            <text:p>22.6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5408" calcext:value-type="float">
            <text:p>22.6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5408" calcext:value-type="float">
            <text:p>22.6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236" calcext:value-type="float">
            <text:p>22.6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236" calcext:value-type="float">
            <text:p>22.6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5408" calcext:value-type="float">
            <text:p>22.6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5408" calcext:value-type="float">
            <text:p>22.6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236" calcext:value-type="float">
            <text:p>22.6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236" calcext:value-type="float">
            <text:p>22.6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236" calcext:value-type="float">
            <text:p>22.6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5408" calcext:value-type="float">
            <text:p>22.6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236" calcext:value-type="float">
            <text:p>22.6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9312" calcext:value-type="float">
            <text:p>22.6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236" calcext:value-type="float">
            <text:p>22.6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236" calcext:value-type="float">
            <text:p>22.6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236" calcext:value-type="float">
            <text:p>22.6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236" calcext:value-type="float">
            <text:p>22.6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9312" calcext:value-type="float">
            <text:p>22.6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236" calcext:value-type="float">
            <text:p>22.6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9312" calcext:value-type="float">
            <text:p>22.6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9312" calcext:value-type="float">
            <text:p>22.6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9312" calcext:value-type="float">
            <text:p>22.6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9312" calcext:value-type="float">
            <text:p>22.6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9312" calcext:value-type="float">
            <text:p>22.6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9312" calcext:value-type="float">
            <text:p>22.6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6264" calcext:value-type="float">
            <text:p>22.6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6264" calcext:value-type="float">
            <text:p>22.6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6264" calcext:value-type="float">
            <text:p>22.6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9312" calcext:value-type="float">
            <text:p>22.6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9312" calcext:value-type="float">
            <text:p>22.6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6264" calcext:value-type="float">
            <text:p>22.6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6264" calcext:value-type="float">
            <text:p>22.6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6264" calcext:value-type="float">
            <text:p>22.6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6264" calcext:value-type="float">
            <text:p>22.6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6264" calcext:value-type="float">
            <text:p>22.6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6264" calcext:value-type="float">
            <text:p>22.6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6264" calcext:value-type="float">
            <text:p>22.6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6264" calcext:value-type="float">
            <text:p>22.6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6264" calcext:value-type="float">
            <text:p>22.6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6264" calcext:value-type="float">
            <text:p>22.6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6264" calcext:value-type="float">
            <text:p>22.6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6264" calcext:value-type="float">
            <text:p>22.6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6264" calcext:value-type="float">
            <text:p>22.6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3216" calcext:value-type="float">
            <text:p>22.6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3216" calcext:value-type="float">
            <text:p>22.6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3216" calcext:value-type="float">
            <text:p>22.6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3216" calcext:value-type="float">
            <text:p>22.6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3216" calcext:value-type="float">
            <text:p>22.6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3216" calcext:value-type="float">
            <text:p>22.6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3216" calcext:value-type="float">
            <text:p>22.6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0168" calcext:value-type="float">
            <text:p>22.6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0168" calcext:value-type="float">
            <text:p>22.6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0168" calcext:value-type="float">
            <text:p>22.6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0168" calcext:value-type="float">
            <text:p>22.6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0168" calcext:value-type="float">
            <text:p>22.6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0168" calcext:value-type="float">
            <text:p>22.6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0168" calcext:value-type="float">
            <text:p>22.6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0168" calcext:value-type="float">
            <text:p>22.6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0168" calcext:value-type="float">
            <text:p>22.6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0168" calcext:value-type="float">
            <text:p>22.6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0168" calcext:value-type="float">
            <text:p>22.6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4072" calcext:value-type="float">
            <text:p>22.6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4072" calcext:value-type="float">
            <text:p>22.6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4072" calcext:value-type="float">
            <text:p>22.6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4072" calcext:value-type="float">
            <text:p>22.6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4072" calcext:value-type="float">
            <text:p>22.6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1024" calcext:value-type="float">
            <text:p>22.6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4072" calcext:value-type="float">
            <text:p>22.6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4072" calcext:value-type="float">
            <text:p>22.6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4072" calcext:value-type="float">
            <text:p>22.6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1024" calcext:value-type="float">
            <text:p>22.6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1024" calcext:value-type="float">
            <text:p>22.6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4072" calcext:value-type="float">
            <text:p>22.6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1024" calcext:value-type="float">
            <text:p>22.6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1024" calcext:value-type="float">
            <text:p>22.6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1024" calcext:value-type="float">
            <text:p>22.6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1024" calcext:value-type="float">
            <text:p>22.6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1024" calcext:value-type="float">
            <text:p>22.6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1024" calcext:value-type="float">
            <text:p>22.6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1024" calcext:value-type="float">
            <text:p>22.6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7976" calcext:value-type="float">
            <text:p>22.6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7976" calcext:value-type="float">
            <text:p>22.6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1024" calcext:value-type="float">
            <text:p>22.6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4928" calcext:value-type="float">
            <text:p>22.6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7976" calcext:value-type="float">
            <text:p>22.6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4928" calcext:value-type="float">
            <text:p>22.6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4928" calcext:value-type="float">
            <text:p>22.6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7976" calcext:value-type="float">
            <text:p>22.6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7976" calcext:value-type="float">
            <text:p>22.6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7976" calcext:value-type="float">
            <text:p>22.6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7976" calcext:value-type="float">
            <text:p>22.6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4928" calcext:value-type="float">
            <text:p>22.6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4928" calcext:value-type="float">
            <text:p>22.6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188" calcext:value-type="float">
            <text:p>22.6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4928" calcext:value-type="float">
            <text:p>22.6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1024" calcext:value-type="float">
            <text:p>22.6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188" calcext:value-type="float">
            <text:p>22.6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188" calcext:value-type="float">
            <text:p>22.6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188" calcext:value-type="float">
            <text:p>22.6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4928" calcext:value-type="float">
            <text:p>22.6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7976" calcext:value-type="float">
            <text:p>22.6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4928" calcext:value-type="float">
            <text:p>22.6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4928" calcext:value-type="float">
            <text:p>22.6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4928" calcext:value-type="float">
            <text:p>22.6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7976" calcext:value-type="float">
            <text:p>22.6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5784" calcext:value-type="float">
            <text:p>22.6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188" calcext:value-type="float">
            <text:p>22.6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188" calcext:value-type="float">
            <text:p>22.6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4928" calcext:value-type="float">
            <text:p>22.6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188" calcext:value-type="float">
            <text:p>22.6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5784" calcext:value-type="float">
            <text:p>22.6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5784" calcext:value-type="float">
            <text:p>22.6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5784" calcext:value-type="float">
            <text:p>22.6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5784" calcext:value-type="float">
            <text:p>22.6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5784" calcext:value-type="float">
            <text:p>22.6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5784" calcext:value-type="float">
            <text:p>22.6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188" calcext:value-type="float">
            <text:p>22.6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188" calcext:value-type="float">
            <text:p>22.6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5784" calcext:value-type="float">
            <text:p>22.6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9688" calcext:value-type="float">
            <text:p>22.64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5784" calcext:value-type="float">
            <text:p>22.6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9688" calcext:value-type="float">
            <text:p>22.64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9688" calcext:value-type="float">
            <text:p>22.64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5784" calcext:value-type="float">
            <text:p>22.6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5784" calcext:value-type="float">
            <text:p>22.6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5784" calcext:value-type="float">
            <text:p>22.6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2736" calcext:value-type="float">
            <text:p>22.6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5784" calcext:value-type="float">
            <text:p>22.6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5784" calcext:value-type="float">
            <text:p>22.6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5784" calcext:value-type="float">
            <text:p>22.6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3592" calcext:value-type="float">
            <text:p>22.64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9688" calcext:value-type="float">
            <text:p>22.64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9688" calcext:value-type="float">
            <text:p>22.64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3592" calcext:value-type="float">
            <text:p>22.64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3592" calcext:value-type="float">
            <text:p>22.64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2736" calcext:value-type="float">
            <text:p>22.6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5784" calcext:value-type="float">
            <text:p>22.6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9688" calcext:value-type="float">
            <text:p>22.64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0544" calcext:value-type="float">
            <text:p>22.6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0544" calcext:value-type="float">
            <text:p>22.6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3592" calcext:value-type="float">
            <text:p>22.64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9688" calcext:value-type="float">
            <text:p>22.64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5784" calcext:value-type="float">
            <text:p>22.6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3592" calcext:value-type="float">
            <text:p>22.64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0544" calcext:value-type="float">
            <text:p>22.6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3592" calcext:value-type="float">
            <text:p>22.64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9688" calcext:value-type="float">
            <text:p>22.64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2736" calcext:value-type="float">
            <text:p>22.6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0544" calcext:value-type="float">
            <text:p>22.6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0544" calcext:value-type="float">
            <text:p>22.6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3592" calcext:value-type="float">
            <text:p>22.64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3592" calcext:value-type="float">
            <text:p>22.64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9688" calcext:value-type="float">
            <text:p>22.64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0544" calcext:value-type="float">
            <text:p>22.6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0544" calcext:value-type="float">
            <text:p>22.6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3592" calcext:value-type="float">
            <text:p>22.64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3592" calcext:value-type="float">
            <text:p>22.64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7496" calcext:value-type="float">
            <text:p>22.63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3592" calcext:value-type="float">
            <text:p>22.64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0544" calcext:value-type="float">
            <text:p>22.6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0544" calcext:value-type="float">
            <text:p>22.6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3592" calcext:value-type="float">
            <text:p>22.64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0544" calcext:value-type="float">
            <text:p>22.6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4448" calcext:value-type="float">
            <text:p>22.6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4448" calcext:value-type="float">
            <text:p>22.6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4448" calcext:value-type="float">
            <text:p>22.6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7496" calcext:value-type="float">
            <text:p>22.63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3592" calcext:value-type="float">
            <text:p>22.64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7496" calcext:value-type="float">
            <text:p>22.63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4448" calcext:value-type="float">
            <text:p>22.6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4448" calcext:value-type="float">
            <text:p>22.6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3968" calcext:value-type="float">
            <text:p>22.60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1776" calcext:value-type="float">
            <text:p>22.5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4824" calcext:value-type="float">
            <text:p>22.5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7872" calcext:value-type="float">
            <text:p>22.5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7872" calcext:value-type="float">
            <text:p>22.5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7872" calcext:value-type="float">
            <text:p>22.5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1776" calcext:value-type="float">
            <text:p>22.5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1776" calcext:value-type="float">
            <text:p>22.5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4824" calcext:value-type="float">
            <text:p>22.5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4824" calcext:value-type="float">
            <text:p>22.5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7872" calcext:value-type="float">
            <text:p>22.5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7872" calcext:value-type="float">
            <text:p>22.5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1776" calcext:value-type="float">
            <text:p>22.5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1776" calcext:value-type="float">
            <text:p>22.5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1776" calcext:value-type="float">
            <text:p>22.5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8728" calcext:value-type="float">
            <text:p>22.5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1776" calcext:value-type="float">
            <text:p>22.5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4824" calcext:value-type="float">
            <text:p>22.5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4824" calcext:value-type="float">
            <text:p>22.5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8728" calcext:value-type="float">
            <text:p>22.5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1776" calcext:value-type="float">
            <text:p>22.5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4824" calcext:value-type="float">
            <text:p>22.5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8728" calcext:value-type="float">
            <text:p>22.5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1776" calcext:value-type="float">
            <text:p>22.5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1776" calcext:value-type="float">
            <text:p>22.5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2632" calcext:value-type="float">
            <text:p>22.5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8728" calcext:value-type="float">
            <text:p>22.5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8728" calcext:value-type="float">
            <text:p>22.5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2632" calcext:value-type="float">
            <text:p>22.5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9584" calcext:value-type="float">
            <text:p>22.5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9584" calcext:value-type="float">
            <text:p>22.5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9584" calcext:value-type="float">
            <text:p>22.5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9584" calcext:value-type="float">
            <text:p>22.5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9584" calcext:value-type="float">
            <text:p>22.5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2632" calcext:value-type="float">
            <text:p>22.5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2632" calcext:value-type="float">
            <text:p>22.5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9584" calcext:value-type="float">
            <text:p>22.5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9584" calcext:value-type="float">
            <text:p>22.5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6536" calcext:value-type="float">
            <text:p>22.5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6536" calcext:value-type="float">
            <text:p>22.5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3488" calcext:value-type="float">
            <text:p>22.57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6536" calcext:value-type="float">
            <text:p>22.5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6536" calcext:value-type="float">
            <text:p>22.5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9584" calcext:value-type="float">
            <text:p>22.5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9584" calcext:value-type="float">
            <text:p>22.5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9584" calcext:value-type="float">
            <text:p>22.5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6536" calcext:value-type="float">
            <text:p>22.5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6536" calcext:value-type="float">
            <text:p>22.5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10-04 2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3488" calcext:value-type="float">
            <text:p>22.57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3488" calcext:value-type="float">
            <text:p>22.57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6536" calcext:value-type="float">
            <text:p>22.5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6536" calcext:value-type="float">
            <text:p>22.5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3488" calcext:value-type="float">
            <text:p>22.57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044" calcext:value-type="float">
            <text:p>22.57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3488" calcext:value-type="float">
            <text:p>22.57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3488" calcext:value-type="float">
            <text:p>22.57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3488" calcext:value-type="float">
            <text:p>22.57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3488" calcext:value-type="float">
            <text:p>22.57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044" calcext:value-type="float">
            <text:p>22.57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044" calcext:value-type="float">
            <text:p>22.57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044" calcext:value-type="float">
            <text:p>22.57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044" calcext:value-type="float">
            <text:p>22.57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044" calcext:value-type="float">
            <text:p>22.57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7392" calcext:value-type="float">
            <text:p>22.56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7392" calcext:value-type="float">
            <text:p>22.56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7392" calcext:value-type="float">
            <text:p>22.56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7392" calcext:value-type="float">
            <text:p>22.56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7392" calcext:value-type="float">
            <text:p>22.56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7392" calcext:value-type="float">
            <text:p>22.56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7392" calcext:value-type="float">
            <text:p>22.56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4344" calcext:value-type="float">
            <text:p>22.56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4344" calcext:value-type="float">
            <text:p>22.56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4344" calcext:value-type="float">
            <text:p>22.56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7392" calcext:value-type="float">
            <text:p>22.56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1296" calcext:value-type="float">
            <text:p>22.56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8248" calcext:value-type="float">
            <text:p>22.55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1296" calcext:value-type="float">
            <text:p>22.56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1296" calcext:value-type="float">
            <text:p>22.56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1296" calcext:value-type="float">
            <text:p>22.56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8248" calcext:value-type="float">
            <text:p>22.55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1296" calcext:value-type="float">
            <text:p>22.56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1296" calcext:value-type="float">
            <text:p>22.56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8248" calcext:value-type="float">
            <text:p>22.55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1296" calcext:value-type="float">
            <text:p>22.56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1296" calcext:value-type="float">
            <text:p>22.56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8248" calcext:value-type="float">
            <text:p>22.55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8248" calcext:value-type="float">
            <text:p>22.55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2152" calcext:value-type="float">
            <text:p>22.55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2152" calcext:value-type="float">
            <text:p>22.55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2152" calcext:value-type="float">
            <text:p>22.55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2152" calcext:value-type="float">
            <text:p>22.55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9104" calcext:value-type="float">
            <text:p>22.54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9104" calcext:value-type="float">
            <text:p>22.54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9104" calcext:value-type="float">
            <text:p>22.54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9104" calcext:value-type="float">
            <text:p>22.54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9104" calcext:value-type="float">
            <text:p>22.54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9104" calcext:value-type="float">
            <text:p>22.54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9104" calcext:value-type="float">
            <text:p>22.54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9104" calcext:value-type="float">
            <text:p>22.54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9104" calcext:value-type="float">
            <text:p>22.54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9104" calcext:value-type="float">
            <text:p>22.54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6056" calcext:value-type="float">
            <text:p>22.5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6056" calcext:value-type="float">
            <text:p>22.5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6056" calcext:value-type="float">
            <text:p>22.5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6056" calcext:value-type="float">
            <text:p>22.5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996" calcext:value-type="float">
            <text:p>22.5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996" calcext:value-type="float">
            <text:p>22.5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996" calcext:value-type="float">
            <text:p>22.5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996" calcext:value-type="float">
            <text:p>22.5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996" calcext:value-type="float">
            <text:p>22.5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996" calcext:value-type="float">
            <text:p>22.5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6912" calcext:value-type="float">
            <text:p>22.53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6912" calcext:value-type="float">
            <text:p>22.53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6912" calcext:value-type="float">
            <text:p>22.53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6912" calcext:value-type="float">
            <text:p>22.53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6912" calcext:value-type="float">
            <text:p>22.53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6912" calcext:value-type="float">
            <text:p>22.53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6912" calcext:value-type="float">
            <text:p>22.53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6912" calcext:value-type="float">
            <text:p>22.53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6912" calcext:value-type="float">
            <text:p>22.53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3864" calcext:value-type="float">
            <text:p>22.53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0816" calcext:value-type="float">
            <text:p>22.5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0816" calcext:value-type="float">
            <text:p>22.5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3864" calcext:value-type="float">
            <text:p>22.53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3864" calcext:value-type="float">
            <text:p>22.53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3864" calcext:value-type="float">
            <text:p>22.53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0816" calcext:value-type="float">
            <text:p>22.5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0816" calcext:value-type="float">
            <text:p>22.5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0816" calcext:value-type="float">
            <text:p>22.5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0816" calcext:value-type="float">
            <text:p>22.5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7768" calcext:value-type="float">
            <text:p>22.52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7768" calcext:value-type="float">
            <text:p>22.52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7768" calcext:value-type="float">
            <text:p>22.52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0816" calcext:value-type="float">
            <text:p>22.5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0816" calcext:value-type="float">
            <text:p>22.5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0816" calcext:value-type="float">
            <text:p>22.5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0816" calcext:value-type="float">
            <text:p>22.5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7768" calcext:value-type="float">
            <text:p>22.52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7768" calcext:value-type="float">
            <text:p>22.52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1672" calcext:value-type="float">
            <text:p>22.52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1672" calcext:value-type="float">
            <text:p>22.52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1672" calcext:value-type="float">
            <text:p>22.52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8624" calcext:value-type="float">
            <text:p>22.51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8624" calcext:value-type="float">
            <text:p>22.51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8624" calcext:value-type="float">
            <text:p>22.51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1672" calcext:value-type="float">
            <text:p>22.52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8624" calcext:value-type="float">
            <text:p>22.51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2528" calcext:value-type="float">
            <text:p>22.5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2528" calcext:value-type="float">
            <text:p>22.5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2528" calcext:value-type="float">
            <text:p>22.5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5576" calcext:value-type="float">
            <text:p>22.5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5576" calcext:value-type="float">
            <text:p>22.5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5576" calcext:value-type="float">
            <text:p>22.5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5576" calcext:value-type="float">
            <text:p>22.5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2528" calcext:value-type="float">
            <text:p>22.5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2528" calcext:value-type="float">
            <text:p>22.5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2528" calcext:value-type="float">
            <text:p>22.5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3384" calcext:value-type="float">
            <text:p>22.50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3384" calcext:value-type="float">
            <text:p>22.50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5576" calcext:value-type="float">
            <text:p>22.5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6432" calcext:value-type="float">
            <text:p>22.50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3384" calcext:value-type="float">
            <text:p>22.50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6432" calcext:value-type="float">
            <text:p>22.50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6432" calcext:value-type="float">
            <text:p>22.50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6432" calcext:value-type="float">
            <text:p>22.50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6432" calcext:value-type="float">
            <text:p>22.50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6432" calcext:value-type="float">
            <text:p>22.50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8624" calcext:value-type="float">
            <text:p>22.51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1672" calcext:value-type="float">
            <text:p>22.52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1672" calcext:value-type="float">
            <text:p>22.52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5576" calcext:value-type="float">
            <text:p>22.5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5576" calcext:value-type="float">
            <text:p>22.5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2528" calcext:value-type="float">
            <text:p>22.5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5576" calcext:value-type="float">
            <text:p>22.5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3384" calcext:value-type="float">
            <text:p>22.50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2528" calcext:value-type="float">
            <text:p>22.5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2528" calcext:value-type="float">
            <text:p>22.5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2528" calcext:value-type="float">
            <text:p>22.5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2528" calcext:value-type="float">
            <text:p>22.5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2528" calcext:value-type="float">
            <text:p>22.5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6432" calcext:value-type="float">
            <text:p>22.50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6432" calcext:value-type="float">
            <text:p>22.50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2528" calcext:value-type="float">
            <text:p>22.5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5576" calcext:value-type="float">
            <text:p>22.5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2528" calcext:value-type="float">
            <text:p>22.5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6432" calcext:value-type="float">
            <text:p>22.50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3384" calcext:value-type="float">
            <text:p>22.50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6432" calcext:value-type="float">
            <text:p>22.50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2528" calcext:value-type="float">
            <text:p>22.5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6432" calcext:value-type="float">
            <text:p>22.50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3384" calcext:value-type="float">
            <text:p>22.50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3384" calcext:value-type="float">
            <text:p>22.50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6432" calcext:value-type="float">
            <text:p>22.50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0336" calcext:value-type="float">
            <text:p>22.50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1192" calcext:value-type="float">
            <text:p>22.49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7288" calcext:value-type="float">
            <text:p>22.49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424" calcext:value-type="float">
            <text:p>22.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7288" calcext:value-type="float">
            <text:p>22.49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3384" calcext:value-type="float">
            <text:p>22.50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6432" calcext:value-type="float">
            <text:p>22.50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424" calcext:value-type="float">
            <text:p>22.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1192" calcext:value-type="float">
            <text:p>22.49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424" calcext:value-type="float">
            <text:p>22.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424" calcext:value-type="float">
            <text:p>22.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0336" calcext:value-type="float">
            <text:p>22.50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7288" calcext:value-type="float">
            <text:p>22.49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7288" calcext:value-type="float">
            <text:p>22.49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8144" calcext:value-type="float">
            <text:p>22.48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5096" calcext:value-type="float">
            <text:p>22.4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1192" calcext:value-type="float">
            <text:p>22.49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424" calcext:value-type="float">
            <text:p>22.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1192" calcext:value-type="float">
            <text:p>22.49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424" calcext:value-type="float">
            <text:p>22.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1192" calcext:value-type="float">
            <text:p>22.49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424" calcext:value-type="float">
            <text:p>22.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2048" calcext:value-type="float">
            <text:p>22.48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9" calcext:value-type="float">
            <text:p>22.4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1192" calcext:value-type="float">
            <text:p>22.49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424" calcext:value-type="float">
            <text:p>22.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1192" calcext:value-type="float">
            <text:p>22.49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2048" calcext:value-type="float">
            <text:p>22.48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2048" calcext:value-type="float">
            <text:p>22.48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8144" calcext:value-type="float">
            <text:p>22.48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2048" calcext:value-type="float">
            <text:p>22.48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5096" calcext:value-type="float">
            <text:p>22.4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1192" calcext:value-type="float">
            <text:p>22.49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5096" calcext:value-type="float">
            <text:p>22.4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2048" calcext:value-type="float">
            <text:p>22.48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5096" calcext:value-type="float">
            <text:p>22.4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2048" calcext:value-type="float">
            <text:p>22.48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8144" calcext:value-type="float">
            <text:p>22.48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9" calcext:value-type="float">
            <text:p>22.4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2048" calcext:value-type="float">
            <text:p>22.48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9" calcext:value-type="float">
            <text:p>22.4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2048" calcext:value-type="float">
            <text:p>22.48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2048" calcext:value-type="float">
            <text:p>22.48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2048" calcext:value-type="float">
            <text:p>22.48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5096" calcext:value-type="float">
            <text:p>22.4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2048" calcext:value-type="float">
            <text:p>22.48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2048" calcext:value-type="float">
            <text:p>22.48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5096" calcext:value-type="float">
            <text:p>22.4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9" calcext:value-type="float">
            <text:p>22.4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2048" calcext:value-type="float">
            <text:p>22.48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5952" calcext:value-type="float">
            <text:p>22.47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376" calcext:value-type="float">
            <text:p>22.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9856" calcext:value-type="float">
            <text:p>22.4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9" calcext:value-type="float">
            <text:p>22.4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2048" calcext:value-type="float">
            <text:p>22.48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9856" calcext:value-type="float">
            <text:p>22.4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376" calcext:value-type="float">
            <text:p>22.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9856" calcext:value-type="float">
            <text:p>22.4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5952" calcext:value-type="float">
            <text:p>22.47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9" calcext:value-type="float">
            <text:p>22.4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9" calcext:value-type="float">
            <text:p>22.4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6808" calcext:value-type="float">
            <text:p>22.46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2904" calcext:value-type="float">
            <text:p>22.47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2904" calcext:value-type="float">
            <text:p>22.47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2904" calcext:value-type="float">
            <text:p>22.47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9" calcext:value-type="float">
            <text:p>22.4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9856" calcext:value-type="float">
            <text:p>22.4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5952" calcext:value-type="float">
            <text:p>22.47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8144" calcext:value-type="float">
            <text:p>22.48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9" calcext:value-type="float">
            <text:p>22.4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2904" calcext:value-type="float">
            <text:p>22.47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9856" calcext:value-type="float">
            <text:p>22.4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5952" calcext:value-type="float">
            <text:p>22.47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6808" calcext:value-type="float">
            <text:p>22.46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9856" calcext:value-type="float">
            <text:p>22.4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9" calcext:value-type="float">
            <text:p>22.4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9856" calcext:value-type="float">
            <text:p>22.4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5952" calcext:value-type="float">
            <text:p>22.47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9856" calcext:value-type="float">
            <text:p>22.4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0712" calcext:value-type="float">
            <text:p>22.46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376" calcext:value-type="float">
            <text:p>22.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9856" calcext:value-type="float">
            <text:p>22.4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6808" calcext:value-type="float">
            <text:p>22.46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5952" calcext:value-type="float">
            <text:p>22.47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376" calcext:value-type="float">
            <text:p>22.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7664" calcext:value-type="float">
            <text:p>22.4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0712" calcext:value-type="float">
            <text:p>22.46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0712" calcext:value-type="float">
            <text:p>22.46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376" calcext:value-type="float">
            <text:p>22.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5472" calcext:value-type="float">
            <text:p>22.4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4616" calcext:value-type="float">
            <text:p>22.4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7664" calcext:value-type="float">
            <text:p>22.4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376" calcext:value-type="float">
            <text:p>22.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6808" calcext:value-type="float">
            <text:p>22.46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376" calcext:value-type="float">
            <text:p>22.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4616" calcext:value-type="float">
            <text:p>22.4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4616" calcext:value-type="float">
            <text:p>22.4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4616" calcext:value-type="float">
            <text:p>22.4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1568" calcext:value-type="float">
            <text:p>22.45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9376" calcext:value-type="float">
            <text:p>22.43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7664" calcext:value-type="float">
            <text:p>22.4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6808" calcext:value-type="float">
            <text:p>22.46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852" calcext:value-type="float">
            <text:p>22.4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7664" calcext:value-type="float">
            <text:p>22.4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852" calcext:value-type="float">
            <text:p>22.4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852" calcext:value-type="float">
            <text:p>22.4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5472" calcext:value-type="float">
            <text:p>22.4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5472" calcext:value-type="float">
            <text:p>22.4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5472" calcext:value-type="float">
            <text:p>22.4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852" calcext:value-type="float">
            <text:p>22.4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5472" calcext:value-type="float">
            <text:p>22.4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2424" calcext:value-type="float">
            <text:p>22.4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5472" calcext:value-type="float">
            <text:p>22.4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0232" calcext:value-type="float">
            <text:p>22.43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2424" calcext:value-type="float">
            <text:p>22.4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5472" calcext:value-type="float">
            <text:p>22.4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2424" calcext:value-type="float">
            <text:p>22.4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0232" calcext:value-type="float">
            <text:p>22.43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2424" calcext:value-type="float">
            <text:p>22.4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1088" calcext:value-type="float">
            <text:p>22.42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0232" calcext:value-type="float">
            <text:p>22.43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2424" calcext:value-type="float">
            <text:p>22.4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7184" calcext:value-type="float">
            <text:p>22.4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852" calcext:value-type="float">
            <text:p>22.4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4136" calcext:value-type="float">
            <text:p>22.4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7184" calcext:value-type="float">
            <text:p>22.4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0232" calcext:value-type="float">
            <text:p>22.43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1944" calcext:value-type="float">
            <text:p>22.41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6328" calcext:value-type="float">
            <text:p>22.43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4992" calcext:value-type="float">
            <text:p>22.4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0232" calcext:value-type="float">
            <text:p>22.43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7184" calcext:value-type="float">
            <text:p>22.4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4136" calcext:value-type="float">
            <text:p>22.4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7184" calcext:value-type="float">
            <text:p>22.4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7184" calcext:value-type="float">
            <text:p>22.4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4992" calcext:value-type="float">
            <text:p>22.4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0232" calcext:value-type="float">
            <text:p>22.43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4992" calcext:value-type="float">
            <text:p>22.4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4992" calcext:value-type="float">
            <text:p>22.4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4992" calcext:value-type="float">
            <text:p>22.4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8896" calcext:value-type="float">
            <text:p>22.40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804" calcext:value-type="float">
            <text:p>22.4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1088" calcext:value-type="float">
            <text:p>22.42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5848" calcext:value-type="float">
            <text:p>22.40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5848" calcext:value-type="float">
            <text:p>22.40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0232" calcext:value-type="float">
            <text:p>22.43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4992" calcext:value-type="float">
            <text:p>22.4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5848" calcext:value-type="float">
            <text:p>22.40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1944" calcext:value-type="float">
            <text:p>22.41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1944" calcext:value-type="float">
            <text:p>22.41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1088" calcext:value-type="float">
            <text:p>22.42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804" calcext:value-type="float">
            <text:p>22.4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756" calcext:value-type="float">
            <text:p>22.38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5848" calcext:value-type="float">
            <text:p>22.40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1944" calcext:value-type="float">
            <text:p>22.41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8896" calcext:value-type="float">
            <text:p>22.40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8896" calcext:value-type="float">
            <text:p>22.40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8896" calcext:value-type="float">
            <text:p>22.40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8896" calcext:value-type="float">
            <text:p>22.40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4992" calcext:value-type="float">
            <text:p>22.4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1944" calcext:value-type="float">
            <text:p>22.41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1944" calcext:value-type="float">
            <text:p>22.41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4136" calcext:value-type="float">
            <text:p>22.4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9752" calcext:value-type="float">
            <text:p>22.39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8896" calcext:value-type="float">
            <text:p>22.40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4992" calcext:value-type="float">
            <text:p>22.4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5848" calcext:value-type="float">
            <text:p>22.40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4512" calcext:value-type="float">
            <text:p>22.38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5848" calcext:value-type="float">
            <text:p>22.40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9752" calcext:value-type="float">
            <text:p>22.39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756" calcext:value-type="float">
            <text:p>22.38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0608" calcext:value-type="float">
            <text:p>22.39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6704" calcext:value-type="float">
            <text:p>22.39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3656" calcext:value-type="float">
            <text:p>22.39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4512" calcext:value-type="float">
            <text:p>22.38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0608" calcext:value-type="float">
            <text:p>22.39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1944" calcext:value-type="float">
            <text:p>22.41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3656" calcext:value-type="float">
            <text:p>22.39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10-13 22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1464" calcext:value-type="float">
            <text:p>22.38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756" calcext:value-type="float">
            <text:p>22.38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1464" calcext:value-type="float">
            <text:p>22.38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3656" calcext:value-type="float">
            <text:p>22.39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232" calcext:value-type="float">
            <text:p>22.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232" calcext:value-type="float">
            <text:p>22.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4512" calcext:value-type="float">
            <text:p>22.38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4512" calcext:value-type="float">
            <text:p>22.38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1464" calcext:value-type="float">
            <text:p>22.38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1464" calcext:value-type="float">
            <text:p>22.38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1464" calcext:value-type="float">
            <text:p>22.38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8416" calcext:value-type="float">
            <text:p>22.37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5368" calcext:value-type="float">
            <text:p>22.37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1464" calcext:value-type="float">
            <text:p>22.38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6704" calcext:value-type="float">
            <text:p>22.39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8416" calcext:value-type="float">
            <text:p>22.37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0128" calcext:value-type="float">
            <text:p>22.36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6224" calcext:value-type="float">
            <text:p>22.36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6224" calcext:value-type="float">
            <text:p>22.36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232" calcext:value-type="float">
            <text:p>22.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232" calcext:value-type="float">
            <text:p>22.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0128" calcext:value-type="float">
            <text:p>22.36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0128" calcext:value-type="float">
            <text:p>22.36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756" calcext:value-type="float">
            <text:p>22.38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9272" calcext:value-type="float">
            <text:p>22.36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4032" calcext:value-type="float">
            <text:p>22.35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708" calcext:value-type="float">
            <text:p>22.3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9272" calcext:value-type="float">
            <text:p>22.36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0128" calcext:value-type="float">
            <text:p>22.36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0128" calcext:value-type="float">
            <text:p>22.36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708" calcext:value-type="float">
            <text:p>22.3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0984" calcext:value-type="float">
            <text:p>22.35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708" calcext:value-type="float">
            <text:p>22.3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0128" calcext:value-type="float">
            <text:p>22.36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0128" calcext:value-type="float">
            <text:p>22.36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0128" calcext:value-type="float">
            <text:p>22.36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708" calcext:value-type="float">
            <text:p>22.3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7936" calcext:value-type="float">
            <text:p>22.34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4888" calcext:value-type="float">
            <text:p>22.34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7936" calcext:value-type="float">
            <text:p>22.34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7936" calcext:value-type="float">
            <text:p>22.34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7936" calcext:value-type="float">
            <text:p>22.34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0984" calcext:value-type="float">
            <text:p>22.35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0984" calcext:value-type="float">
            <text:p>22.35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708" calcext:value-type="float">
            <text:p>22.3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8792" calcext:value-type="float">
            <text:p>22.33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4888" calcext:value-type="float">
            <text:p>22.34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4888" calcext:value-type="float">
            <text:p>22.34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8792" calcext:value-type="float">
            <text:p>22.33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4888" calcext:value-type="float">
            <text:p>22.34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4888" calcext:value-type="float">
            <text:p>22.34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8792" calcext:value-type="float">
            <text:p>22.33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8792" calcext:value-type="float">
            <text:p>22.33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5744" calcext:value-type="float">
            <text:p>22.33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8792" calcext:value-type="float">
            <text:p>22.33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66" calcext:value-type="float">
            <text:p>22.32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9648" calcext:value-type="float">
            <text:p>22.32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5744" calcext:value-type="float">
            <text:p>22.33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5744" calcext:value-type="float">
            <text:p>22.33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5744" calcext:value-type="float">
            <text:p>22.33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2696" calcext:value-type="float">
            <text:p>22.33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8792" calcext:value-type="float">
            <text:p>22.33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5744" calcext:value-type="float">
            <text:p>22.33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5744" calcext:value-type="float">
            <text:p>22.33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5744" calcext:value-type="float">
            <text:p>22.33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8792" calcext:value-type="float">
            <text:p>22.33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8792" calcext:value-type="float">
            <text:p>22.33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5744" calcext:value-type="float">
            <text:p>22.33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5744" calcext:value-type="float">
            <text:p>22.33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5744" calcext:value-type="float">
            <text:p>22.33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5744" calcext:value-type="float">
            <text:p>22.33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4888" calcext:value-type="float">
            <text:p>22.34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7936" calcext:value-type="float">
            <text:p>22.34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6224" calcext:value-type="float">
            <text:p>22.36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9272" calcext:value-type="float">
            <text:p>22.36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06-28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8392" calcext:value-type="float">
            <text:p>22.94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5848" calcext:value-type="float">
            <text:p>22.40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1088" calcext:value-type="float">
            <text:p>22.42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8896" calcext:value-type="float">
            <text:p>22.40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1088" calcext:value-type="float">
            <text:p>22.42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804" calcext:value-type="float">
            <text:p>22.4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8896" calcext:value-type="float">
            <text:p>22.40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4512" calcext:value-type="float">
            <text:p>22.38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756" calcext:value-type="float">
            <text:p>22.38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232" calcext:value-type="float">
            <text:p>22.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8416" calcext:value-type="float">
            <text:p>22.37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3176" calcext:value-type="float">
            <text:p>22.36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0608" calcext:value-type="float">
            <text:p>22.39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3176" calcext:value-type="float">
            <text:p>22.36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03-10 2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0128" calcext:value-type="float">
            <text:p>22.36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0128" calcext:value-type="float">
            <text:p>22.36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756" calcext:value-type="float">
            <text:p>22.38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0984" calcext:value-type="float">
            <text:p>22.35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2696" calcext:value-type="float">
            <text:p>22.33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4888" calcext:value-type="float">
            <text:p>22.34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9648" calcext:value-type="float">
            <text:p>22.32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5264" calcext:value-type="float">
            <text:p>22.30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9648" calcext:value-type="float">
            <text:p>22.32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4408" calcext:value-type="float">
            <text:p>22.31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0504" calcext:value-type="float">
            <text:p>22.32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0504" calcext:value-type="float">
            <text:p>22.32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5264" calcext:value-type="float">
            <text:p>22.30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2216" calcext:value-type="float">
            <text:p>22.30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0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3552" calcext:value-type="float">
            <text:p>22.32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5264" calcext:value-type="float">
            <text:p>22.30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8312" calcext:value-type="float">
            <text:p>22.30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6976" calcext:value-type="float">
            <text:p>22.28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0024" calcext:value-type="float">
            <text:p>22.29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3072" calcext:value-type="float">
            <text:p>22.29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0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7832" calcext:value-type="float">
            <text:p>22.27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66" calcext:value-type="float">
            <text:p>22.32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3072" calcext:value-type="float">
            <text:p>22.29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6976" calcext:value-type="float">
            <text:p>22.28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9168" calcext:value-type="float">
            <text:p>22.29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7832" calcext:value-type="float">
            <text:p>22.27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8688" calcext:value-type="float">
            <text:p>22.26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8688" calcext:value-type="float">
            <text:p>22.26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3448" calcext:value-type="float">
            <text:p>22.25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0-10-20 22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564" calcext:value-type="float">
            <text:p>22.26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6496" calcext:value-type="float">
            <text:p>22.25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9544" calcext:value-type="float">
            <text:p>22.25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4304" calcext:value-type="float">
            <text:p>22.24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9544" calcext:value-type="float">
            <text:p>22.25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4304" calcext:value-type="float">
            <text:p>22.24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1256" calcext:value-type="float">
            <text:p>22.24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516" calcext:value-type="float">
            <text:p>22.23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4304" calcext:value-type="float">
            <text:p>22.24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516" calcext:value-type="float">
            <text:p>22.23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6872" calcext:value-type="float">
            <text:p>22.21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7728" calcext:value-type="float">
            <text:p>22.20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7728" calcext:value-type="float">
            <text:p>22.20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468" calcext:value-type="float">
            <text:p>22.20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7728" calcext:value-type="float">
            <text:p>22.20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5536" calcext:value-type="float">
            <text:p>22.19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1632" calcext:value-type="float">
            <text:p>22.20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1632" calcext:value-type="float">
            <text:p>22.20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6392" calcext:value-type="float">
            <text:p>22.18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0-06-16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5536" calcext:value-type="float">
            <text:p>22.19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0-05-28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8584" calcext:value-type="float">
            <text:p>22.19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0-05-21 2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9128" calcext:value-type="float">
            <text:p>21.97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8104" calcext:value-type="float">
            <text:p>22.16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1152" calcext:value-type="float">
            <text:p>22.17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7728" calcext:value-type="float">
            <text:p>22.20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3344" calcext:value-type="float">
            <text:p>22.18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0-03-10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8584" calcext:value-type="float">
            <text:p>22.19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6392" calcext:value-type="float">
            <text:p>22.18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0-03-03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8104" calcext:value-type="float">
            <text:p>22.16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1152" calcext:value-type="float">
            <text:p>22.17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42" calcext:value-type="float">
            <text:p>22.1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372" calcext:value-type="float">
            <text:p>22.14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9816" calcext:value-type="float">
            <text:p>22.14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9816" calcext:value-type="float">
            <text:p>22.14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6768" calcext:value-type="float">
            <text:p>22.14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7624" calcext:value-type="float">
            <text:p>22.13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0672" calcext:value-type="float">
            <text:p>22.14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0672" calcext:value-type="float">
            <text:p>22.14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7144" calcext:value-type="float">
            <text:p>22.10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9336" calcext:value-type="float">
            <text:p>22.11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1528" calcext:value-type="float">
            <text:p>22.13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6288" calcext:value-type="float">
            <text:p>22.1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324" calcext:value-type="float">
            <text:p>22.1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6288" calcext:value-type="float">
            <text:p>22.1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5808" calcext:value-type="float">
            <text:p>22.08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6664" calcext:value-type="float">
            <text:p>22.07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3616" calcext:value-type="float">
            <text:p>22.07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9-10-23 2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6184" calcext:value-type="float">
            <text:p>22.04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704" calcext:value-type="float">
            <text:p>22.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0944" calcext:value-type="float">
            <text:p>22.03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7896" calcext:value-type="float">
            <text:p>22.02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228" calcext:value-type="float">
            <text:p>22.05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5704" calcext:value-type="float">
            <text:p>22.01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5704" calcext:value-type="float">
            <text:p>22.01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3512" calcext:value-type="float">
            <text:p>22.00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7416" calcext:value-type="float">
            <text:p>21.99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132" calcext:value-type="float">
            <text:p>21.99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5224" calcext:value-type="float">
            <text:p>21.98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6936" calcext:value-type="float">
            <text:p>21.96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6936" calcext:value-type="float">
            <text:p>21.96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1696" calcext:value-type="float">
            <text:p>21.95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2552" calcext:value-type="float">
            <text:p>21.94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3408" calcext:value-type="float">
            <text:p>21.93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7312" calcext:value-type="float">
            <text:p>21.92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1592" calcext:value-type="float">
            <text:p>21.8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1592" calcext:value-type="float">
            <text:p>21.8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1592" calcext:value-type="float">
            <text:p>21.8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6352" calcext:value-type="float">
            <text:p>21.86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5496" calcext:value-type="float">
            <text:p>21.87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2824" calcext:value-type="float">
            <text:p>21.83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5872" calcext:value-type="float">
            <text:p>21.83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2344" calcext:value-type="float">
            <text:p>21.80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9296" calcext:value-type="float">
            <text:p>21.79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7104" calcext:value-type="float">
            <text:p>21.78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6624" calcext:value-type="float">
            <text:p>21.75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8336" calcext:value-type="float">
            <text:p>21.73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368" calcext:value-type="float">
            <text:p>21.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1528" calcext:value-type="float">
            <text:p>22.13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6288" calcext:value-type="float">
            <text:p>22.1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9336" calcext:value-type="float">
            <text:p>22.11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9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4952" calcext:value-type="float">
            <text:p>22.09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8856" calcext:value-type="float">
            <text:p>22.08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5808" calcext:value-type="float">
            <text:p>22.08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4952" calcext:value-type="float">
            <text:p>22.09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276" calcext:value-type="float">
            <text:p>22.0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8856" calcext:value-type="float">
            <text:p>22.08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6664" calcext:value-type="float">
            <text:p>22.07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0568" calcext:value-type="float">
            <text:p>22.07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6184" calcext:value-type="float">
            <text:p>22.04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6184" calcext:value-type="float">
            <text:p>22.04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3992" calcext:value-type="float">
            <text:p>22.03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7896" calcext:value-type="float">
            <text:p>22.02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0944" calcext:value-type="float">
            <text:p>22.03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0944" calcext:value-type="float">
            <text:p>22.03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3136" calcext:value-type="float">
            <text:p>22.04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4848" calcext:value-type="float">
            <text:p>22.02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18" calcext:value-type="float">
            <text:p>22.0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8752" calcext:value-type="float">
            <text:p>22.01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608" calcext:value-type="float">
            <text:p>21.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7248" calcext:value-type="float">
            <text:p>22.17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8584" calcext:value-type="float">
            <text:p>22.19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3824" calcext:value-type="float">
            <text:p>22.21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9064" calcext:value-type="float">
            <text:p>22.22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1256" calcext:value-type="float">
            <text:p>22.24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6016" calcext:value-type="float">
            <text:p>22.22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7352" calcext:value-type="float">
            <text:p>22.24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3448" calcext:value-type="float">
            <text:p>22.25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4304" calcext:value-type="float">
            <text:p>22.24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3448" calcext:value-type="float">
            <text:p>22.25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6496" calcext:value-type="float">
            <text:p>22.25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8312" calcext:value-type="float">
            <text:p>22.30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7936" calcext:value-type="float">
            <text:p>22.34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8-10-17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1464" calcext:value-type="float">
            <text:p>22.38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8416" calcext:value-type="float">
            <text:p>22.37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4512" calcext:value-type="float">
            <text:p>22.38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9272" calcext:value-type="float">
            <text:p>22.36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232" calcext:value-type="float">
            <text:p>22.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3176" calcext:value-type="float">
            <text:p>22.36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0128" calcext:value-type="float">
            <text:p>22.36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0984" calcext:value-type="float">
            <text:p>22.35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708" calcext:value-type="float">
            <text:p>22.3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7936" calcext:value-type="float">
            <text:p>22.34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5744" calcext:value-type="float">
            <text:p>22.33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5744" calcext:value-type="float">
            <text:p>22.33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3552" calcext:value-type="float">
            <text:p>22.32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9648" calcext:value-type="float">
            <text:p>22.32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2696" calcext:value-type="float">
            <text:p>22.33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2696" calcext:value-type="float">
            <text:p>22.33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0984" calcext:value-type="float">
            <text:p>22.35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5744" calcext:value-type="float">
            <text:p>22.33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5744" calcext:value-type="float">
            <text:p>22.33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8792" calcext:value-type="float">
            <text:p>22.33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2696" calcext:value-type="float">
            <text:p>22.33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8792" calcext:value-type="float">
            <text:p>22.33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9648" calcext:value-type="float">
            <text:p>22.32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0504" calcext:value-type="float">
            <text:p>22.32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4408" calcext:value-type="float">
            <text:p>22.31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7456" calcext:value-type="float">
            <text:p>22.31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8-05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0504" calcext:value-type="float">
            <text:p>22.32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8-05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4408" calcext:value-type="float">
            <text:p>22.31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8-05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0504" calcext:value-type="float">
            <text:p>22.32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5264" calcext:value-type="float">
            <text:p>22.30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8-05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8312" calcext:value-type="float">
            <text:p>22.30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8-05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5264" calcext:value-type="float">
            <text:p>22.30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8-04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2216" calcext:value-type="float">
            <text:p>22.30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8-04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516" calcext:value-type="float">
            <text:p>22.23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8-04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0776" calcext:value-type="float">
            <text:p>22.21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8-04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2968" calcext:value-type="float">
            <text:p>22.22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8-04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6872" calcext:value-type="float">
            <text:p>22.21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8-04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1632" calcext:value-type="float">
            <text:p>22.20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8-03-3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4304" calcext:value-type="float">
            <text:p>22.24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8-03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468" calcext:value-type="float">
            <text:p>22.20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8-03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0776" calcext:value-type="float">
            <text:p>22.21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8-03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6392" calcext:value-type="float">
            <text:p>22.18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8-03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8-03-0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0776" calcext:value-type="float">
            <text:p>22.21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8-02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0776" calcext:value-type="float">
            <text:p>22.21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8-02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0776" calcext:value-type="float">
            <text:p>22.21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8-02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2488" calcext:value-type="float">
            <text:p>22.19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8-02-1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2488" calcext:value-type="float">
            <text:p>22.19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8-02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3344" calcext:value-type="float">
            <text:p>22.18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8-01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0296" calcext:value-type="float">
            <text:p>22.18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8-01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9064" calcext:value-type="float">
            <text:p>22.22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8-01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8-0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8-01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5536" calcext:value-type="float">
            <text:p>22.19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8-01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7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7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2112" calcext:value-type="float">
            <text:p>22.23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7-12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8584" calcext:value-type="float">
            <text:p>22.19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7-12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3824" calcext:value-type="float">
            <text:p>22.21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7-1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6872" calcext:value-type="float">
            <text:p>22.21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7-12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3824" calcext:value-type="float">
            <text:p>22.21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7-12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6016" calcext:value-type="float">
            <text:p>22.22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7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468" calcext:value-type="float">
            <text:p>22.20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7-11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468" calcext:value-type="float">
            <text:p>22.20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7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7728" calcext:value-type="float">
            <text:p>22.20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7-11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0296" calcext:value-type="float">
            <text:p>22.18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7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5536" calcext:value-type="float">
            <text:p>22.19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7-11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5536" calcext:value-type="float">
            <text:p>22.19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7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468" calcext:value-type="float">
            <text:p>22.20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7-11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7-10-3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7-10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8104" calcext:value-type="float">
            <text:p>22.16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7-10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8104" calcext:value-type="float">
            <text:p>22.16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7-10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2488" calcext:value-type="float">
            <text:p>22.19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7-10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7-10-06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368" calcext:value-type="float">
            <text:p>21.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7-10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1152" calcext:value-type="float">
            <text:p>22.17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7-09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8104" calcext:value-type="float">
            <text:p>22.16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7-09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5056" calcext:value-type="float">
            <text:p>22.16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7-09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8104" calcext:value-type="float">
            <text:p>22.16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7-09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1152" calcext:value-type="float">
            <text:p>22.17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7-09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5056" calcext:value-type="float">
            <text:p>22.16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7-09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7-08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2008" calcext:value-type="float">
            <text:p>22.16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7-08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7-08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2864" calcext:value-type="float">
            <text:p>22.15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7-08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6768" calcext:value-type="float">
            <text:p>22.14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7-08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9816" calcext:value-type="float">
            <text:p>22.14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7-08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7624" calcext:value-type="float">
            <text:p>22.13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7-07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372" calcext:value-type="float">
            <text:p>22.14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7-07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7624" calcext:value-type="float">
            <text:p>22.13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7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5432" calcext:value-type="float">
            <text:p>22.12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7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5432" calcext:value-type="float">
            <text:p>22.12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7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5432" calcext:value-type="float">
            <text:p>22.12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7-07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9336" calcext:value-type="float">
            <text:p>22.11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7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5432" calcext:value-type="float">
            <text:p>22.12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7-06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9336" calcext:value-type="float">
            <text:p>22.11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7-06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0192" calcext:value-type="float">
            <text:p>22.11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7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4096" calcext:value-type="float">
            <text:p>22.10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7-06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7144" calcext:value-type="float">
            <text:p>22.10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7-06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1048" calcext:value-type="float">
            <text:p>22.10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7-05-3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7144" calcext:value-type="float">
            <text:p>22.10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7-05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8856" calcext:value-type="float">
            <text:p>22.08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7-05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8" calcext:value-type="float">
            <text:p>22.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7-05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5808" calcext:value-type="float">
            <text:p>22.08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7-05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5808" calcext:value-type="float">
            <text:p>22.08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7-05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3616" calcext:value-type="float">
            <text:p>22.07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0192" calcext:value-type="float">
            <text:p>22.11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7-04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9232" calcext:value-type="float">
            <text:p>22.04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7-04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7-04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7-04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7-04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6664" calcext:value-type="float">
            <text:p>22.07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7-03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6184" calcext:value-type="float">
            <text:p>22.04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7-03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3136" calcext:value-type="float">
            <text:p>22.04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5328" calcext:value-type="float">
            <text:p>22.05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7-03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6184" calcext:value-type="float">
            <text:p>22.04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7-03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3992" calcext:value-type="float">
            <text:p>22.03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7-03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5704" calcext:value-type="float">
            <text:p>22.01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7-02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4368" calcext:value-type="float">
            <text:p>21.99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7-02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8272" calcext:value-type="float">
            <text:p>21.98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7-02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4368" calcext:value-type="float">
            <text:p>21.99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7-02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7-02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3888" calcext:value-type="float">
            <text:p>21.96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7-01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3888" calcext:value-type="float">
            <text:p>21.96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7-01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8272" calcext:value-type="float">
            <text:p>21.98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7-01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7792" calcext:value-type="float">
            <text:p>21.95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7-01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1696" calcext:value-type="float">
            <text:p>21.95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7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7792" calcext:value-type="float">
            <text:p>21.95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7-01-0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6-12-3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1696" calcext:value-type="float">
            <text:p>21.95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6-12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4744" calcext:value-type="float">
            <text:p>21.9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6-12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2552" calcext:value-type="float">
            <text:p>21.94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6-12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6-12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3408" calcext:value-type="float">
            <text:p>21.93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6-12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4264" calcext:value-type="float">
            <text:p>21.92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6-11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6-11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6-11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5976" calcext:value-type="float">
            <text:p>21.90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6-1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9024" calcext:value-type="float">
            <text:p>21.90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6-11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2928" calcext:value-type="float">
            <text:p>21.90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6-11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3784" calcext:value-type="float">
            <text:p>21.89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6-10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1592" calcext:value-type="float">
            <text:p>21.8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6-10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94" calcext:value-type="float">
            <text:p>21.8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5496" calcext:value-type="float">
            <text:p>21.87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6-10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5016" calcext:value-type="float">
            <text:p>21.84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6-10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6-10-06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368" calcext:value-type="float">
            <text:p>21.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6-10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6-09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4536" calcext:value-type="float">
            <text:p>21.81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6-09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6-09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6-09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4912" calcext:value-type="float">
            <text:p>21.77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6-09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4056" calcext:value-type="float">
            <text:p>21.78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6-09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1864" calcext:value-type="float">
            <text:p>21.77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7104" calcext:value-type="float">
            <text:p>21.78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6-08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6-08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1968" calcext:value-type="float">
            <text:p>21.84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6-08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0632" calcext:value-type="float">
            <text:p>21.82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6-08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844" calcext:value-type="float">
            <text:p>21.80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6-07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6-07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1864" calcext:value-type="float">
            <text:p>21.77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6-07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72" calcext:value-type="float">
            <text:p>21.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6-07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4432" calcext:value-type="float">
            <text:p>21.7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6-07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0048" calcext:value-type="float">
            <text:p>21.72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6-07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3952" calcext:value-type="float">
            <text:p>21.7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6-06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712" calcext:value-type="float">
            <text:p>21.69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6-06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652" calcext:value-type="float">
            <text:p>21.6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6-06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6-06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2136" calcext:value-type="float">
            <text:p>21.6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6-06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9088" calcext:value-type="float">
            <text:p>21.65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6-06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9088" calcext:value-type="float">
            <text:p>21.65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6-05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7" calcext:value-type="float">
            <text:p>21.7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6-05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0048" calcext:value-type="float">
            <text:p>21.72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6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0048" calcext:value-type="float">
            <text:p>21.72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6-05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6-05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5872" calcext:value-type="float">
            <text:p>21.83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6-05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6728" calcext:value-type="float">
            <text:p>21.82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6-04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6728" calcext:value-type="float">
            <text:p>21.82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6-04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6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844" calcext:value-type="float">
            <text:p>21.80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6-04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6-04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4912" calcext:value-type="float">
            <text:p>21.77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6-04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72" calcext:value-type="float">
            <text:p>21.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6-03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5288" calcext:value-type="float">
            <text:p>21.73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6-03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6144" calcext:value-type="float">
            <text:p>21.72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6-03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6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3472" calcext:value-type="float">
            <text:p>21.6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6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8168" calcext:value-type="float">
            <text:p>21.91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6-03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7792" calcext:value-type="float">
            <text:p>21.95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8648" calcext:value-type="float">
            <text:p>21.94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4264" calcext:value-type="float">
            <text:p>21.92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512" calcext:value-type="float">
            <text:p>21.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2928" calcext:value-type="float">
            <text:p>21.90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6832" calcext:value-type="float">
            <text:p>21.89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1592" calcext:value-type="float">
            <text:p>21.8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1592" calcext:value-type="float">
            <text:p>21.8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6352" calcext:value-type="float">
            <text:p>21.86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8544" calcext:value-type="float">
            <text:p>21.87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0736" calcext:value-type="float">
            <text:p>21.89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1592" calcext:value-type="float">
            <text:p>21.8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6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8584" calcext:value-type="float">
            <text:p>22.19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5976" calcext:value-type="float">
            <text:p>21.90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4264" calcext:value-type="float">
            <text:p>21.92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512" calcext:value-type="float">
            <text:p>21.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6456" calcext:value-type="float">
            <text:p>21.93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1696" calcext:value-type="float">
            <text:p>21.95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6936" calcext:value-type="float">
            <text:p>21.96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7792" calcext:value-type="float">
            <text:p>21.95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6184" calcext:value-type="float">
            <text:p>22.04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3136" calcext:value-type="float">
            <text:p>22.04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5328" calcext:value-type="float">
            <text:p>22.05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0568" calcext:value-type="float">
            <text:p>22.07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5808" calcext:value-type="float">
            <text:p>22.08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3408" calcext:value-type="float">
            <text:p>21.93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6392" calcext:value-type="float">
            <text:p>22.18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0296" calcext:value-type="float">
            <text:p>22.18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0296" calcext:value-type="float">
            <text:p>22.18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1152" calcext:value-type="float">
            <text:p>22.17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7248" calcext:value-type="float">
            <text:p>22.17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1152" calcext:value-type="float">
            <text:p>22.17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8104" calcext:value-type="float">
            <text:p>22.16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6768" calcext:value-type="float">
            <text:p>22.14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6768" calcext:value-type="float">
            <text:p>22.14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6768" calcext:value-type="float">
            <text:p>22.14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372" calcext:value-type="float">
            <text:p>22.14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7624" calcext:value-type="float">
            <text:p>22.13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5432" calcext:value-type="float">
            <text:p>22.12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9336" calcext:value-type="float">
            <text:p>22.11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2384" calcext:value-type="float">
            <text:p>22.12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9816" calcext:value-type="float">
            <text:p>22.14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5912" calcext:value-type="float">
            <text:p>22.15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2008" calcext:value-type="float">
            <text:p>22.16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1152" calcext:value-type="float">
            <text:p>22.17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7248" calcext:value-type="float">
            <text:p>22.17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5536" calcext:value-type="float">
            <text:p>22.19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7728" calcext:value-type="float">
            <text:p>22.20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2968" calcext:value-type="float">
            <text:p>22.22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7352" calcext:value-type="float">
            <text:p>22.24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7184" calcext:value-type="float">
            <text:p>22.4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7768" calcext:value-type="float">
            <text:p>22.52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0816" calcext:value-type="float">
            <text:p>22.5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0816" calcext:value-type="float">
            <text:p>22.5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7768" calcext:value-type="float">
            <text:p>22.52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7768" calcext:value-type="float">
            <text:p>22.52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0816" calcext:value-type="float">
            <text:p>22.5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7768" calcext:value-type="float">
            <text:p>22.52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9272" calcext:value-type="float">
            <text:p>22.36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1464" calcext:value-type="float">
            <text:p>22.38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6704" calcext:value-type="float">
            <text:p>22.39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1944" calcext:value-type="float">
            <text:p>22.41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2424" calcext:value-type="float">
            <text:p>22.4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1568" calcext:value-type="float">
            <text:p>22.45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4616" calcext:value-type="float">
            <text:p>22.4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2424" calcext:value-type="float">
            <text:p>22.4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0712" calcext:value-type="float">
            <text:p>22.46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7664" calcext:value-type="float">
            <text:p>22.4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2048" calcext:value-type="float">
            <text:p>22.48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5096" calcext:value-type="float">
            <text:p>22.4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8144" calcext:value-type="float">
            <text:p>22.48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2152" calcext:value-type="float">
            <text:p>22.55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8248" calcext:value-type="float">
            <text:p>22.55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044" calcext:value-type="float">
            <text:p>22.57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044" calcext:value-type="float">
            <text:p>22.57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6536" calcext:value-type="float">
            <text:p>22.5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4344" calcext:value-type="float">
            <text:p>22.56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9208" calcext:value-type="float">
            <text:p>22.61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3112" calcext:value-type="float">
            <text:p>22.6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3592" calcext:value-type="float">
            <text:p>22.64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5784" calcext:value-type="float">
            <text:p>22.6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2736" calcext:value-type="float">
            <text:p>22.6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188" calcext:value-type="float">
            <text:p>22.6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3592" calcext:value-type="float">
            <text:p>22.64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3968" calcext:value-type="float">
            <text:p>22.60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3112" calcext:value-type="float">
            <text:p>22.6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4824" calcext:value-type="float">
            <text:p>22.5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6536" calcext:value-type="float">
            <text:p>22.5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1776" calcext:value-type="float">
            <text:p>22.5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1776" calcext:value-type="float">
            <text:p>22.5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6056" calcext:value-type="float">
            <text:p>22.5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2632" calcext:value-type="float">
            <text:p>22.5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8728" calcext:value-type="float">
            <text:p>22.5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8728" calcext:value-type="float">
            <text:p>22.5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1776" calcext:value-type="float">
            <text:p>22.5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2256" calcext:value-type="float">
            <text:p>22.6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5304" calcext:value-type="float">
            <text:p>22.6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4448" calcext:value-type="float">
            <text:p>22.6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5304" calcext:value-type="float">
            <text:p>22.6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2256" calcext:value-type="float">
            <text:p>22.6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3112" calcext:value-type="float">
            <text:p>22.6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3112" calcext:value-type="float">
            <text:p>22.6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0064" calcext:value-type="float">
            <text:p>22.6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3112" calcext:value-type="float">
            <text:p>22.6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7016" calcext:value-type="float">
            <text:p>22.6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3968" calcext:value-type="float">
            <text:p>22.60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7872" calcext:value-type="float">
            <text:p>22.5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8728" calcext:value-type="float">
            <text:p>22.5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2632" calcext:value-type="float">
            <text:p>22.5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6536" calcext:value-type="float">
            <text:p>22.5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3488" calcext:value-type="float">
            <text:p>22.57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1296" calcext:value-type="float">
            <text:p>22.56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1296" calcext:value-type="float">
            <text:p>22.56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6056" calcext:value-type="float">
            <text:p>22.5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996" calcext:value-type="float">
            <text:p>22.5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3864" calcext:value-type="float">
            <text:p>22.53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6056" calcext:value-type="float">
            <text:p>22.5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0816" calcext:value-type="float">
            <text:p>22.5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3864" calcext:value-type="float">
            <text:p>22.53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0816" calcext:value-type="float">
            <text:p>22.5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5576" calcext:value-type="float">
            <text:p>22.5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2528" calcext:value-type="float">
            <text:p>22.5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1192" calcext:value-type="float">
            <text:p>22.49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424" calcext:value-type="float">
            <text:p>22.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9856" calcext:value-type="float">
            <text:p>22.4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5472" calcext:value-type="float">
            <text:p>22.4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424" calcext:value-type="float">
            <text:p>22.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2424" calcext:value-type="float">
            <text:p>22.4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0232" calcext:value-type="float">
            <text:p>22.43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4616" calcext:value-type="float">
            <text:p>22.4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6328" calcext:value-type="float">
            <text:p>22.43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4616" calcext:value-type="float">
            <text:p>22.4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3656" calcext:value-type="float">
            <text:p>22.39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4512" calcext:value-type="float">
            <text:p>22.38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0608" calcext:value-type="float">
            <text:p>22.39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804" calcext:value-type="float">
            <text:p>22.4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8416" calcext:value-type="float">
            <text:p>22.37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4512" calcext:value-type="float">
            <text:p>22.38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5848" calcext:value-type="float">
            <text:p>22.40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0608" calcext:value-type="float">
            <text:p>22.39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4512" calcext:value-type="float">
            <text:p>22.38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1944" calcext:value-type="float">
            <text:p>22.41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7936" calcext:value-type="float">
            <text:p>22.34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0232" calcext:value-type="float">
            <text:p>22.43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804" calcext:value-type="float">
            <text:p>22.4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4992" calcext:value-type="float">
            <text:p>22.4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2424" calcext:value-type="float">
            <text:p>22.4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376" calcext:value-type="float">
            <text:p>22.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376" calcext:value-type="float">
            <text:p>22.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8144" calcext:value-type="float">
            <text:p>22.48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424" calcext:value-type="float">
            <text:p>22.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1192" calcext:value-type="float">
            <text:p>22.49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0336" calcext:value-type="float">
            <text:p>22.50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7288" calcext:value-type="float">
            <text:p>22.49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7288" calcext:value-type="float">
            <text:p>22.49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8144" calcext:value-type="float">
            <text:p>22.48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1192" calcext:value-type="float">
            <text:p>22.49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2048" calcext:value-type="float">
            <text:p>22.48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5096" calcext:value-type="float">
            <text:p>22.4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2048" calcext:value-type="float">
            <text:p>22.48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2048" calcext:value-type="float">
            <text:p>22.48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5952" calcext:value-type="float">
            <text:p>22.47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5952" calcext:value-type="float">
            <text:p>22.47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9856" calcext:value-type="float">
            <text:p>22.4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376" calcext:value-type="float">
            <text:p>22.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6808" calcext:value-type="float">
            <text:p>22.46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0712" calcext:value-type="float">
            <text:p>22.46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0712" calcext:value-type="float">
            <text:p>22.46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0712" calcext:value-type="float">
            <text:p>22.46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852" calcext:value-type="float">
            <text:p>22.4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376" calcext:value-type="float">
            <text:p>22.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0712" calcext:value-type="float">
            <text:p>22.46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4616" calcext:value-type="float">
            <text:p>22.4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1568" calcext:value-type="float">
            <text:p>22.45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852" calcext:value-type="float">
            <text:p>22.4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852" calcext:value-type="float">
            <text:p>22.4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9376" calcext:value-type="float">
            <text:p>22.43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2424" calcext:value-type="float">
            <text:p>22.4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0232" calcext:value-type="float">
            <text:p>22.43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7184" calcext:value-type="float">
            <text:p>22.4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7184" calcext:value-type="float">
            <text:p>22.4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1088" calcext:value-type="float">
            <text:p>22.42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4992" calcext:value-type="float">
            <text:p>22.4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0232" calcext:value-type="float">
            <text:p>22.43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5848" calcext:value-type="float">
            <text:p>22.40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804" calcext:value-type="float">
            <text:p>22.4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5848" calcext:value-type="float">
            <text:p>22.40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1944" calcext:value-type="float">
            <text:p>22.41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1568" calcext:value-type="float">
            <text:p>22.45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5848" calcext:value-type="float">
            <text:p>22.40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6704" calcext:value-type="float">
            <text:p>22.39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1944" calcext:value-type="float">
            <text:p>22.41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4992" calcext:value-type="float">
            <text:p>22.4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8416" calcext:value-type="float">
            <text:p>22.37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756" calcext:value-type="float">
            <text:p>22.38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7184" calcext:value-type="float">
            <text:p>22.4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3176" calcext:value-type="float">
            <text:p>22.36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3176" calcext:value-type="float">
            <text:p>22.36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3176" calcext:value-type="float">
            <text:p>22.36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1464" calcext:value-type="float">
            <text:p>22.38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0984" calcext:value-type="float">
            <text:p>22.35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3176" calcext:value-type="float">
            <text:p>22.36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232" calcext:value-type="float">
            <text:p>22.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7936" calcext:value-type="float">
            <text:p>22.34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4032" calcext:value-type="float">
            <text:p>22.35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7936" calcext:value-type="float">
            <text:p>22.34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0984" calcext:value-type="float">
            <text:p>22.35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4888" calcext:value-type="float">
            <text:p>22.34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0984" calcext:value-type="float">
            <text:p>22.35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8312" calcext:value-type="float">
            <text:p>22.30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0608" calcext:value-type="float">
            <text:p>22.39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5744" calcext:value-type="float">
            <text:p>22.33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5744" calcext:value-type="float">
            <text:p>22.33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2696" calcext:value-type="float">
            <text:p>22.33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0504" calcext:value-type="float">
            <text:p>22.32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9168" calcext:value-type="float">
            <text:p>22.29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8312" calcext:value-type="float">
            <text:p>22.30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8312" calcext:value-type="float">
            <text:p>22.30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2216" calcext:value-type="float">
            <text:p>22.30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0024" calcext:value-type="float">
            <text:p>22.29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6976" calcext:value-type="float">
            <text:p>22.28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3928" calcext:value-type="float">
            <text:p>22.28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6976" calcext:value-type="float">
            <text:p>22.28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6976" calcext:value-type="float">
            <text:p>22.28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564" calcext:value-type="float">
            <text:p>22.26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4784" calcext:value-type="float">
            <text:p>22.27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9544" calcext:value-type="float">
            <text:p>22.25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6496" calcext:value-type="float">
            <text:p>22.25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3448" calcext:value-type="float">
            <text:p>22.25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9544" calcext:value-type="float">
            <text:p>22.25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1256" calcext:value-type="float">
            <text:p>22.24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516" calcext:value-type="float">
            <text:p>22.23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516" calcext:value-type="float">
            <text:p>22.23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9064" calcext:value-type="float">
            <text:p>22.22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2968" calcext:value-type="float">
            <text:p>22.22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6016" calcext:value-type="float">
            <text:p>22.22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7728" calcext:value-type="float">
            <text:p>22.20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5536" calcext:value-type="float">
            <text:p>22.19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3344" calcext:value-type="float">
            <text:p>22.18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0296" calcext:value-type="float">
            <text:p>22.18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0296" calcext:value-type="float">
            <text:p>22.18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2008" calcext:value-type="float">
            <text:p>22.16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5056" calcext:value-type="float">
            <text:p>22.16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1152" calcext:value-type="float">
            <text:p>22.17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0296" calcext:value-type="float">
            <text:p>22.18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1152" calcext:value-type="float">
            <text:p>22.17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42" calcext:value-type="float">
            <text:p>22.1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2736" calcext:value-type="float">
            <text:p>22.6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4176" calcext:value-type="float">
            <text:p>22.7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8936" calcext:value-type="float">
            <text:p>22.7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8624" calcext:value-type="float">
            <text:p>22.51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0168" calcext:value-type="float">
            <text:p>22.6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2088" calcext:value-type="float">
            <text:p>22.8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2088" calcext:value-type="float">
            <text:p>22.8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5784" calcext:value-type="float">
            <text:p>22.6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9104" calcext:value-type="float">
            <text:p>22.54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2256" calcext:value-type="float">
            <text:p>22.6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236" calcext:value-type="float">
            <text:p>22.6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4344" calcext:value-type="float">
            <text:p>22.56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2256" calcext:value-type="float">
            <text:p>22.6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1128" calcext:value-type="float">
            <text:p>22.7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7704" calcext:value-type="float">
            <text:p>22.77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732" calcext:value-type="float">
            <text:p>24.27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2024" calcext:value-type="float">
            <text:p>23.05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6264" calcext:value-type="float">
            <text:p>22.6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376" calcext:value-type="float">
            <text:p>22.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4992" calcext:value-type="float">
            <text:p>22.4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36" calcext:value-type="float">
            <text:p>22.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9064" calcext:value-type="float">
            <text:p>22.22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0296" calcext:value-type="float">
            <text:p>22.18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9608" calcext:value-type="float">
            <text:p>22.00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9608" calcext:value-type="float">
            <text:p>22.00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8208" calcext:value-type="float">
            <text:p>22.23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0776" calcext:value-type="float">
            <text:p>22.21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5536" calcext:value-type="float">
            <text:p>22.19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0568" calcext:value-type="float">
            <text:p>22.07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7728" calcext:value-type="float">
            <text:p>22.20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8856" calcext:value-type="float">
            <text:p>22.08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9712" calcext:value-type="float">
            <text:p>22.07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6184" calcext:value-type="float">
            <text:p>22.04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4304" calcext:value-type="float">
            <text:p>22.24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512" calcext:value-type="float">
            <text:p>21.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5328" calcext:value-type="float">
            <text:p>22.05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2928" calcext:value-type="float">
            <text:p>21.90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228" calcext:value-type="float">
            <text:p>22.05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2928" calcext:value-type="float">
            <text:p>21.90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2824" calcext:value-type="float">
            <text:p>21.83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8544" calcext:value-type="float">
            <text:p>21.87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0632" calcext:value-type="float">
            <text:p>21.82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1592" calcext:value-type="float">
            <text:p>21.8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94" calcext:value-type="float">
            <text:p>21.8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8064" calcext:value-type="float">
            <text:p>21.84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7688" calcext:value-type="float">
            <text:p>21.88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3784" calcext:value-type="float">
            <text:p>21.89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2448" calcext:value-type="float">
            <text:p>21.87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1592" calcext:value-type="float">
            <text:p>21.8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5496" calcext:value-type="float">
            <text:p>21.87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2928" calcext:value-type="float">
            <text:p>21.90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464" calcext:value-type="float">
            <text:p>21.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512" calcext:value-type="float">
            <text:p>21.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3408" calcext:value-type="float">
            <text:p>21.93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512" calcext:value-type="float">
            <text:p>21.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3408" calcext:value-type="float">
            <text:p>21.93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5056" calcext:value-type="float">
            <text:p>22.16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9712" calcext:value-type="float">
            <text:p>22.07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608" calcext:value-type="float">
            <text:p>21.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2552" calcext:value-type="float">
            <text:p>21.94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3408" calcext:value-type="float">
            <text:p>21.93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132" calcext:value-type="float">
            <text:p>21.99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2008" calcext:value-type="float">
            <text:p>22.16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7144" calcext:value-type="float">
            <text:p>22.10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8272" calcext:value-type="float">
            <text:p>21.98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132" calcext:value-type="float">
            <text:p>21.99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5912" calcext:value-type="float">
            <text:p>22.15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2008" calcext:value-type="float">
            <text:p>22.16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9232" calcext:value-type="float">
            <text:p>22.04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7624" calcext:value-type="float">
            <text:p>22.13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1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6184" calcext:value-type="float">
            <text:p>22.04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8752" calcext:value-type="float">
            <text:p>22.01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704" calcext:value-type="float">
            <text:p>22.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2592" calcext:value-type="float">
            <text:p>22.26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4992" calcext:value-type="float">
            <text:p>22.4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9648" calcext:value-type="float">
            <text:p>22.32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3344" calcext:value-type="float">
            <text:p>22.18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3512" calcext:value-type="float">
            <text:p>22.00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9376" calcext:value-type="float">
            <text:p>22.43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5496" calcext:value-type="float">
            <text:p>21.87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8064" calcext:value-type="float">
            <text:p>21.84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7688" calcext:value-type="float">
            <text:p>21.88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512" calcext:value-type="float">
            <text:p>21.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8544" calcext:value-type="float">
            <text:p>21.87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4808" calcext:value-type="float">
            <text:p>21.70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2448" calcext:value-type="float">
            <text:p>21.87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5016" calcext:value-type="float">
            <text:p>21.84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2448" calcext:value-type="float">
            <text:p>21.87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94" calcext:value-type="float">
            <text:p>21.8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0904" calcext:value-type="float">
            <text:p>21.71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9672" calcext:value-type="float">
            <text:p>21.75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9672" calcext:value-type="float">
            <text:p>21.75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5872" calcext:value-type="float">
            <text:p>21.83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5392" calcext:value-type="float">
            <text:p>21.80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9568" calcext:value-type="float">
            <text:p>21.68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4432" calcext:value-type="float">
            <text:p>21.7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2136" calcext:value-type="float">
            <text:p>21.6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3472" calcext:value-type="float">
            <text:p>21.6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7752" calcext:value-type="float">
            <text:p>21.63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4704" calcext:value-type="float">
            <text:p>21.63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124" calcext:value-type="float">
            <text:p>21.3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4288" calcext:value-type="float">
            <text:p>21.3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2952" calcext:value-type="float">
            <text:p>21.3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1616" calcext:value-type="float">
            <text:p>21.3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6376" calcext:value-type="float">
            <text:p>21.2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1992" calcext:value-type="float">
            <text:p>21.2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1512" calcext:value-type="float">
            <text:p>21.24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884" calcext:value-type="float">
            <text:p>21.1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0928" calcext:value-type="float">
            <text:p>21.1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8736" calcext:value-type="float">
            <text:p>21.1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4248" calcext:value-type="float">
            <text:p>21.0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4248" calcext:value-type="float">
            <text:p>21.0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4248" calcext:value-type="float">
            <text:p>21.0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2536" calcext:value-type="float">
            <text:p>21.0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3496" calcext:value-type="float">
            <text:p>21.1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6856" calcext:value-type="float">
            <text:p>21.3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316" calcext:value-type="float">
            <text:p>21.4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0968" calcext:value-type="float">
            <text:p>21.4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1824" calcext:value-type="float">
            <text:p>21.4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6104" calcext:value-type="float">
            <text:p>21.4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4768" calcext:value-type="float">
            <text:p>21.38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124" calcext:value-type="float">
            <text:p>21.3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2096" calcext:value-type="float">
            <text:p>21.3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7712" calcext:value-type="float">
            <text:p>21.3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0176" calcext:value-type="float">
            <text:p>21.2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0552" calcext:value-type="float">
            <text:p>21.18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4976" calcext:value-type="float">
            <text:p>21.52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0968" calcext:value-type="float">
            <text:p>21.4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124" calcext:value-type="float">
            <text:p>21.3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8128" calcext:value-type="float">
            <text:p>21.59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5496" calcext:value-type="float">
            <text:p>21.87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9296" calcext:value-type="float">
            <text:p>21.79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7624" calcext:value-type="float">
            <text:p>22.13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372" calcext:value-type="float">
            <text:p>22.14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7624" calcext:value-type="float">
            <text:p>22.13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5912" calcext:value-type="float">
            <text:p>22.15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9816" calcext:value-type="float">
            <text:p>22.14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5432" calcext:value-type="float">
            <text:p>22.12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5744" calcext:value-type="float">
            <text:p>22.33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5744" calcext:value-type="float">
            <text:p>22.33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9648" calcext:value-type="float">
            <text:p>22.32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66" calcext:value-type="float">
            <text:p>22.32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9648" calcext:value-type="float">
            <text:p>22.32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3552" calcext:value-type="float">
            <text:p>22.32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5744" calcext:value-type="float">
            <text:p>22.33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7456" calcext:value-type="float">
            <text:p>22.31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36" calcext:value-type="float">
            <text:p>22.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4408" calcext:value-type="float">
            <text:p>22.31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36" calcext:value-type="float">
            <text:p>22.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2216" calcext:value-type="float">
            <text:p>22.30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2216" calcext:value-type="float">
            <text:p>22.30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2216" calcext:value-type="float">
            <text:p>22.30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2216" calcext:value-type="float">
            <text:p>22.30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9168" calcext:value-type="float">
            <text:p>22.29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9168" calcext:value-type="float">
            <text:p>22.29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9168" calcext:value-type="float">
            <text:p>22.29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9168" calcext:value-type="float">
            <text:p>22.29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0024" calcext:value-type="float">
            <text:p>22.29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3928" calcext:value-type="float">
            <text:p>22.28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3928" calcext:value-type="float">
            <text:p>22.28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612" calcext:value-type="float">
            <text:p>22.29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3824" calcext:value-type="float">
            <text:p>22.21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3824" calcext:value-type="float">
            <text:p>22.21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8688" calcext:value-type="float">
            <text:p>22.26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4784" calcext:value-type="float">
            <text:p>22.27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1736" calcext:value-type="float">
            <text:p>22.27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9544" calcext:value-type="float">
            <text:p>22.25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6496" calcext:value-type="float">
            <text:p>22.25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3448" calcext:value-type="float">
            <text:p>22.25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3448" calcext:value-type="float">
            <text:p>22.25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3824" calcext:value-type="float">
            <text:p>22.21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3824" calcext:value-type="float">
            <text:p>22.21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3824" calcext:value-type="float">
            <text:p>22.21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9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3824" calcext:value-type="float">
            <text:p>22.21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3824" calcext:value-type="float">
            <text:p>22.21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3824" calcext:value-type="float">
            <text:p>22.21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3824" calcext:value-type="float">
            <text:p>22.21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3824" calcext:value-type="float">
            <text:p>22.21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3824" calcext:value-type="float">
            <text:p>22.21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3824" calcext:value-type="float">
            <text:p>22.21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3824" calcext:value-type="float">
            <text:p>22.21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3824" calcext:value-type="float">
            <text:p>22.21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3824" calcext:value-type="float">
            <text:p>22.21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3824" calcext:value-type="float">
            <text:p>22.21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3824" calcext:value-type="float">
            <text:p>22.21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0776" calcext:value-type="float">
            <text:p>22.21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0776" calcext:value-type="float">
            <text:p>22.21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3824" calcext:value-type="float">
            <text:p>22.21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7728" calcext:value-type="float">
            <text:p>22.20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3824" calcext:value-type="float">
            <text:p>22.21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0776" calcext:value-type="float">
            <text:p>22.21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2488" calcext:value-type="float">
            <text:p>22.19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5536" calcext:value-type="float">
            <text:p>22.19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6016" calcext:value-type="float">
            <text:p>22.22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42" calcext:value-type="float">
            <text:p>22.1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2008" calcext:value-type="float">
            <text:p>22.16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2008" calcext:value-type="float">
            <text:p>22.16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2864" calcext:value-type="float">
            <text:p>22.15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2864" calcext:value-type="float">
            <text:p>22.15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0672" calcext:value-type="float">
            <text:p>22.14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4576" calcext:value-type="float">
            <text:p>22.13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1528" calcext:value-type="float">
            <text:p>22.13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1528" calcext:value-type="float">
            <text:p>22.13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5432" calcext:value-type="float">
            <text:p>22.12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5432" calcext:value-type="float">
            <text:p>22.12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7144" calcext:value-type="float">
            <text:p>22.10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5432" calcext:value-type="float">
            <text:p>22.12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5432" calcext:value-type="float">
            <text:p>22.12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6288" calcext:value-type="float">
            <text:p>22.1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324" calcext:value-type="float">
            <text:p>22.1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6288" calcext:value-type="float">
            <text:p>22.1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7144" calcext:value-type="float">
            <text:p>22.10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7144" calcext:value-type="float">
            <text:p>22.10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1048" calcext:value-type="float">
            <text:p>22.10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1048" calcext:value-type="float">
            <text:p>22.10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1904" calcext:value-type="float">
            <text:p>22.09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4952" calcext:value-type="float">
            <text:p>22.09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8856" calcext:value-type="float">
            <text:p>22.08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276" calcext:value-type="float">
            <text:p>22.0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6664" calcext:value-type="float">
            <text:p>22.07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9712" calcext:value-type="float">
            <text:p>22.07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0568" calcext:value-type="float">
            <text:p>22.07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1424" calcext:value-type="float">
            <text:p>22.06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8376" calcext:value-type="float">
            <text:p>22.05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0088" calcext:value-type="float">
            <text:p>22.04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228" calcext:value-type="float">
            <text:p>22.05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8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4472" calcext:value-type="float">
            <text:p>22.06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1424" calcext:value-type="float">
            <text:p>22.06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228" calcext:value-type="float">
            <text:p>22.05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5328" calcext:value-type="float">
            <text:p>22.05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3136" calcext:value-type="float">
            <text:p>22.04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228" calcext:value-type="float">
            <text:p>22.05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3136" calcext:value-type="float">
            <text:p>22.04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9232" calcext:value-type="float">
            <text:p>22.04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6184" calcext:value-type="float">
            <text:p>22.04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3992" calcext:value-type="float">
            <text:p>22.03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18" calcext:value-type="float">
            <text:p>22.0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8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656" calcext:value-type="float">
            <text:p>22.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8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9608" calcext:value-type="float">
            <text:p>22.00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8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9608" calcext:value-type="float">
            <text:p>22.00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5224" calcext:value-type="float">
            <text:p>21.98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8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7416" calcext:value-type="float">
            <text:p>21.99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7416" calcext:value-type="float">
            <text:p>21.99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6936" calcext:value-type="float">
            <text:p>21.96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6936" calcext:value-type="float">
            <text:p>21.96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3888" calcext:value-type="float">
            <text:p>21.96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7792" calcext:value-type="float">
            <text:p>21.95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7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7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4744" calcext:value-type="float">
            <text:p>21.9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7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2072" calcext:value-type="float">
            <text:p>21.91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7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2928" calcext:value-type="float">
            <text:p>21.90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1592" calcext:value-type="float">
            <text:p>21.8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7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7208" calcext:value-type="float">
            <text:p>21.85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7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7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7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4536" calcext:value-type="float">
            <text:p>21.81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7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6248" calcext:value-type="float">
            <text:p>21.79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7104" calcext:value-type="float">
            <text:p>21.78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7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8816" calcext:value-type="float">
            <text:p>21.76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8336" calcext:value-type="float">
            <text:p>21.73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7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652" calcext:value-type="float">
            <text:p>21.6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7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8232" calcext:value-type="float">
            <text:p>21.66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4704" calcext:value-type="float">
            <text:p>21.63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4224" calcext:value-type="float">
            <text:p>21.60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7648" calcext:value-type="float">
            <text:p>21.56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7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0968" calcext:value-type="float">
            <text:p>21.4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4768" calcext:value-type="float">
            <text:p>21.38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1136" calcext:value-type="float">
            <text:p>21.2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7504" calcext:value-type="float">
            <text:p>21.1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7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5208" calcext:value-type="float">
            <text:p>21.09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7504" calcext:value-type="float">
            <text:p>21.1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692" calcext:value-type="float">
            <text:p>21.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7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2952" calcext:value-type="float">
            <text:p>21.3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7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2952" calcext:value-type="float">
            <text:p>21.3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072" calcext:value-type="float">
            <text:p>21.5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7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072" calcext:value-type="float">
            <text:p>21.5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7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3264" calcext:value-type="float">
            <text:p>21.5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7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072" calcext:value-type="float">
            <text:p>21.5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7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3952" calcext:value-type="float">
            <text:p>21.7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7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4328" calcext:value-type="float">
            <text:p>21.67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7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2992" calcext:value-type="float">
            <text:p>21.65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7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5184" calcext:value-type="float">
            <text:p>21.66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7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1656" calcext:value-type="float">
            <text:p>21.6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508" calcext:value-type="float">
            <text:p>21.5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508" calcext:value-type="float">
            <text:p>21.5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6312" calcext:value-type="float">
            <text:p>21.5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8024" calcext:value-type="float">
            <text:p>21.52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7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412" calcext:value-type="float">
            <text:p>21.5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7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7856" calcext:value-type="float">
            <text:p>21.70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4328" calcext:value-type="float">
            <text:p>21.67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7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3512" calcext:value-type="float">
            <text:p>22.00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7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656" calcext:value-type="float">
            <text:p>22.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7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5224" calcext:value-type="float">
            <text:p>21.98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7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5224" calcext:value-type="float">
            <text:p>21.98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7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9128" calcext:value-type="float">
            <text:p>21.97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7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6936" calcext:value-type="float">
            <text:p>21.96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7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7792" calcext:value-type="float">
            <text:p>21.95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3032" calcext:value-type="float">
            <text:p>21.97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7792" calcext:value-type="float">
            <text:p>21.95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6936" calcext:value-type="float">
            <text:p>21.96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9544" calcext:value-type="float">
            <text:p>22.25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564" calcext:value-type="float">
            <text:p>22.26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0024" calcext:value-type="float">
            <text:p>22.29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6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2592" calcext:value-type="float">
            <text:p>22.26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6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6016" calcext:value-type="float">
            <text:p>22.22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6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4304" calcext:value-type="float">
            <text:p>22.24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6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3448" calcext:value-type="float">
            <text:p>22.25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2112" calcext:value-type="float">
            <text:p>22.23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6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8208" calcext:value-type="float">
            <text:p>22.23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6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468" calcext:value-type="float">
            <text:p>22.20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6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468" calcext:value-type="float">
            <text:p>22.20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6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468" calcext:value-type="float">
            <text:p>22.20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6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5536" calcext:value-type="float">
            <text:p>22.19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6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1632" calcext:value-type="float">
            <text:p>22.20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6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6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0296" calcext:value-type="float">
            <text:p>22.18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6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42" calcext:value-type="float">
            <text:p>22.1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6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372" calcext:value-type="float">
            <text:p>22.14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6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0672" calcext:value-type="float">
            <text:p>22.14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6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372" calcext:value-type="float">
            <text:p>22.14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6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0672" calcext:value-type="float">
            <text:p>22.14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6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7624" calcext:value-type="float">
            <text:p>22.13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6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6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6288" calcext:value-type="float">
            <text:p>22.1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6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6288" calcext:value-type="float">
            <text:p>22.1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6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2384" calcext:value-type="float">
            <text:p>22.12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6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324" calcext:value-type="float">
            <text:p>22.1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6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6288" calcext:value-type="float">
            <text:p>22.1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6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0672" calcext:value-type="float">
            <text:p>22.14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6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6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8584" calcext:value-type="float">
            <text:p>22.19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7416" calcext:value-type="float">
            <text:p>21.99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656" calcext:value-type="float">
            <text:p>22.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656" calcext:value-type="float">
            <text:p>22.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6832" calcext:value-type="float">
            <text:p>21.89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5056" calcext:value-type="float">
            <text:p>22.16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3408" calcext:value-type="float">
            <text:p>21.93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06" calcext:value-type="float">
            <text:p>23.85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908" calcext:value-type="float">
            <text:p>23.11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200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199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368" calcext:value-type="float">
            <text:p>21.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199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7752" calcext:value-type="float">
            <text:p>21.63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1997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2152" calcext:value-type="float">
            <text:p>22.55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1996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199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199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199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198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9752" calcext:value-type="float">
            <text:p>22.39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198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7936" calcext:value-type="float">
            <text:p>22.34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198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5744" calcext:value-type="float">
            <text:p>22.33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198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3552" calcext:value-type="float">
            <text:p>22.32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198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3552" calcext:value-type="float">
            <text:p>22.32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198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198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2592" calcext:value-type="float">
            <text:p>22.26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198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1256" calcext:value-type="float">
            <text:p>22.24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198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198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9752" calcext:value-type="float">
            <text:p>22.39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198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198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6704" calcext:value-type="float">
            <text:p>22.39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198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9752" calcext:value-type="float">
            <text:p>22.39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198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9272" calcext:value-type="float">
            <text:p>22.36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198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4136" calcext:value-type="float">
            <text:p>22.4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198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4136" calcext:value-type="float">
            <text:p>22.4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198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0608" calcext:value-type="float">
            <text:p>22.39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198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6224" calcext:value-type="float">
            <text:p>22.36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198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756" calcext:value-type="float">
            <text:p>22.38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198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7456" calcext:value-type="float">
            <text:p>22.31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198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9856" calcext:value-type="float">
            <text:p>22.4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198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5848" calcext:value-type="float">
            <text:p>22.40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198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7456" calcext:value-type="float">
            <text:p>22.31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198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5264" calcext:value-type="float">
            <text:p>22.30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198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756" calcext:value-type="float">
            <text:p>22.38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198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7936" calcext:value-type="float">
            <text:p>22.34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198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198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198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7832" calcext:value-type="float">
            <text:p>22.27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198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8752" calcext:value-type="float">
            <text:p>22.01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198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372" calcext:value-type="float">
            <text:p>22.14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198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9168" calcext:value-type="float">
            <text:p>22.29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198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3928" calcext:value-type="float">
            <text:p>22.28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198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6864" calcext:value-type="float">
            <text:p>23.67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198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152" calcext:value-type="float">
            <text:p>23.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198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7328" calcext:value-type="float">
            <text:p>22.81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198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1856" calcext:value-type="float">
            <text:p>23.23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198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6744" calcext:value-type="float">
            <text:p>22.7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198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198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8" calcext:value-type="float">
            <text:p>22.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198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5936" calcext:value-type="float">
            <text:p>21.5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198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198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198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6928" calcext:value-type="float">
            <text:p>23.42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198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3904" calcext:value-type="float">
            <text:p>22.85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198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0088" calcext:value-type="float">
            <text:p>22.04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198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9816" calcext:value-type="float">
            <text:p>22.14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198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6496" calcext:value-type="float">
            <text:p>22.25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198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708" calcext:value-type="float">
            <text:p>22.3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198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3824" calcext:value-type="float">
            <text:p>22.21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198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516" calcext:value-type="float">
            <text:p>22.23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1980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012" calcext:value-type="float">
            <text:p>23.82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1980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8816" calcext:value-type="float">
            <text:p>21.76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1980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2152" calcext:value-type="float">
            <text:p>22.55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1980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2072" calcext:value-type="float">
            <text:p>21.91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1980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5056" calcext:value-type="float">
            <text:p>22.16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4702</text:p>
          </table:table-cell>
          <table:table-cell office:value-type="string" calcext:value-type="string">
            <text:p>Bell recorder</text:p>
          </table:table-cell>
          <table:table-cell office:value-type="string" calcext:value-type="string">
            <text:p>1980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99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498" meta:object-count="0"/>
    <meta:user-defined meta:name="AppVersion">3.0</meta:user-defined>
  </office:meta>
</office:document-meta>
</file>